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4.747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4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0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l.No</text:p>
          </table:table-cell>
          <table:table-cell office:value-type="string" calcext:value-type="string">
            <text:p><text:s/>n</text:p>
          </table:table-cell>
          <table:table-cell office:value-type="string" calcext:value-type="string">
            <text:p><text:s/>c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Total Flow</text:p>
          </table:table-cell>
          <table:table-cell office:value-type="string" calcext:value-type="string">
            <text:p><text:s/>Total Util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9.979290599068" calcext:value-type="float">
            <text:p>29.9792905990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6.3697623299173" calcext:value-type="float">
            <text:p>26.36976232991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9.7782427865702" calcext:value-type="float">
            <text:p>29.77824278657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1.3729978634619" calcext:value-type="float">
            <text:p>21.37299786346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8.7193880997874" calcext:value-type="float">
            <text:p>28.71938809978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9.5770524598997" calcext:value-type="float">
            <text:p>29.57705245989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.5807123683555" calcext:value-type="float">
            <text:p>35.58071236835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7.336336250862" calcext:value-type="float">
            <text:p>27.3363362508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4.1136474184804" calcext:value-type="float">
            <text:p>34.11364741848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8.1700454347123" calcext:value-type="float">
            <text:p>28.17004543471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2.964964708186" calcext:value-type="float">
            <text:p>22.9649647081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8.0600220663555" calcext:value-type="float">
            <text:p>28.06002206635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3.9353260371246" calcext:value-type="float">
            <text:p>33.93532603712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6.0191927226711" calcext:value-type="float">
            <text:p>26.01919272267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7.4394570141728" calcext:value-type="float">
            <text:p>27.43945701417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.5686627940498" calcext:value-type="float">
            <text:p>20.56866279404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6.6568574066591" calcext:value-type="float">
            <text:p>26.65685740665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8.6541849592867" calcext:value-type="float">
            <text:p>18.65418495928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9.8536973882548" calcext:value-type="float">
            <text:p>29.85369738825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0.5801565559953" calcext:value-type="float">
            <text:p>20.58015655599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2.0761834021333" calcext:value-type="float">
            <text:p>32.0761834021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5.395173279236" calcext:value-type="float">
            <text:p>25.3951732792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0.1211614106778" calcext:value-type="float">
            <text:p>30.12116141067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1.7169423007363" calcext:value-type="float">
            <text:p>31.71694230073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0.5694559883491" calcext:value-type="float">
            <text:p>20.56945598834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0.4553512122847" calcext:value-type="float">
            <text:p>30.45535121228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8.2303506391424" calcext:value-type="float">
            <text:p>28.23035063914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1.8440075063311" calcext:value-type="float">
            <text:p>31.84400750633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2.1020269853548" calcext:value-type="float">
            <text:p>22.10202698535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9.070047309562" calcext:value-type="float">
            <text:p>19.0700473095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0.1583000647489" calcext:value-type="float">
            <text:p>20.15830006474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2.9648212045052" calcext:value-type="float">
            <text:p>22.96482120450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2.4102146964322" calcext:value-type="float">
            <text:p>32.41021469643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5.124147107707" calcext:value-type="float">
            <text:p>25.1241471077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4.1016144550954" calcext:value-type="float">
            <text:p>24.10161445509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7.2582651567752" calcext:value-type="float">
            <text:p>27.25826515677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2.7877840178449" calcext:value-type="float">
            <text:p>22.78778401784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5.9763938179142" calcext:value-type="float">
            <text:p>25.97639381791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9.4740117918552" calcext:value-type="float">
            <text:p>29.47401179185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.0149488654192" calcext:value-type="float">
            <text:p>19.01494886541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5.2213082649288" calcext:value-type="float">
            <text:p>25.22130826492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9.6448778594091" calcext:value-type="float">
            <text:p>19.64487785940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1.2080364004697" calcext:value-type="float">
            <text:p>31.20803640046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1.2711297746416" calcext:value-type="float">
            <text:p>31.27112977464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0.0938564663144" calcext:value-type="float">
            <text:p>30.09385646631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8.4370155929004" calcext:value-type="float">
            <text:p>18.43701559290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6.3080582238232" calcext:value-type="float">
            <text:p>26.30805822382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7.1453824642071" calcext:value-type="float">
            <text:p>27.14538246420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6.8179894362399" calcext:value-type="float">
            <text:p>26.81798943623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7.6105388411722" calcext:value-type="float">
            <text:p>17.61053884117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7.8489154350412" calcext:value-type="float">
            <text:p>17.84891543504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0.7654477308326" calcext:value-type="float">
            <text:p>30.76544773083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9.6913716791137" calcext:value-type="float">
            <text:p>29.69137167911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8.9699403687205" calcext:value-type="float">
            <text:p>28.96994036872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2.9991975072952" calcext:value-type="float">
            <text:p>32.99919750729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5.7213318639783" calcext:value-type="float">
            <text:p>25.72133186397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1.9643014377437" calcext:value-type="float">
            <text:p>31.9643014377437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1.8702951729648" calcext:value-type="float">
            <text:p>31.87029517296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3.2318624312885" calcext:value-type="float">
            <text:p>33.23186243128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9.2955020172236" calcext:value-type="float">
            <text:p>19.295502017223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6.9525170569123" calcext:value-type="float">
            <text:p>26.95251705691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0.7196640401445" calcext:value-type="float">
            <text:p>30.71966404014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.0153510070994" calcext:value-type="float">
            <text:p>20.01535100709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9.7568949216984" calcext:value-type="float">
            <text:p>29.75689492169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4.2777272860968" calcext:value-type="float">
            <text:p>14.27772728609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5.5876043434611" calcext:value-type="float">
            <text:p>25.58760434346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7.0360142659486" calcext:value-type="float">
            <text:p>27.03601426594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1.4413077262536" calcext:value-type="float">
            <text:p>31.44130772625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.1920519083402" calcext:value-type="float">
            <text:p>20.19205190834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0.7904449931244" calcext:value-type="float">
            <text:p>30.79044499312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0.2561129239004" calcext:value-type="float">
            <text:p>30.25611292390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7.9386403602459" calcext:value-type="float">
            <text:p>27.93864036024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5.1630170481473" calcext:value-type="float">
            <text:p>25.16301704814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3.848383510703" calcext:value-type="float">
            <text:p>13.8483835107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3.9862182643621" calcext:value-type="float">
            <text:p>23.98621826436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.9373128282623" calcext:value-type="float">
            <text:p>35.93731282826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1.6716811975505" calcext:value-type="float">
            <text:p>21.67168119755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5.7015066872209" calcext:value-type="float">
            <text:p>25.701506687220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0.1594999343636" calcext:value-type="float">
            <text:p>10.15949993436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5.8763836470996" calcext:value-type="float">
            <text:p>25.87638364709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8.9976056439049" calcext:value-type="float">
            <text:p>18.997605643904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23.5458428150658" calcext:value-type="float">
            <text:p>23.54584281506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9.9822473956382" calcext:value-type="float">
            <text:p>29.98224739563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.6978655286413" calcext:value-type="float">
            <text:p>20.69786552864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0.3833382490799" calcext:value-type="float">
            <text:p>20.38333824907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4.3576945332352" calcext:value-type="float">
            <text:p>34.35769453323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8.16447037644" calcext:value-type="float">
            <text:p>28.164470376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1.7194375147475" calcext:value-type="float">
            <text:p>31.71943751474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2.0248767734095" calcext:value-type="float">
            <text:p>32.02487677340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0.1594507067331" calcext:value-type="float">
            <text:p>30.159450706733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7.1678748509728" calcext:value-type="float">
            <text:p>17.16787485097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7.0750966389183" calcext:value-type="float">
            <text:p>27.075096638918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2.9982980721532" calcext:value-type="float">
            <text:p>22.99829807215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14.6862887455899" calcext:value-type="float">
            <text:p>14.68628874558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4.6677911732417" calcext:value-type="float">
            <text:p>34.66779117324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23.8992605910654" calcext:value-type="float">
            <text:p>23.89926059106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0.7608337436792" calcext:value-type="float">
            <text:p>30.76083374367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5.1717679041449" calcext:value-type="float">
            <text:p>25.17176790414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2.2702165641022" calcext:value-type="float">
            <text:p>32.27021656410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0.5111878266281" calcext:value-type="float">
            <text:p>30.511187826628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40.006960763283" calcext:value-type="float">
            <text:p>40.00696076328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1.9666281221356" calcext:value-type="float">
            <text:p>21.966628122135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8.8212179936255" calcext:value-type="float">
            <text:p>28.82121799362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22.76912600233" calcext:value-type="float">
            <text:p>22.7691260023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6.5189773307814" calcext:value-type="float">
            <text:p>36.51897733078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2.1841657545013" calcext:value-type="float">
            <text:p>22.18416575450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34.2510005573248" calcext:value-type="float">
            <text:p>34.25100055732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30.1876896400079" calcext:value-type="float">
            <text:p>30.187689640007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6.134564025652" calcext:value-type="float">
            <text:p>36.1345640256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4.0212112722339" calcext:value-type="float">
            <text:p>34.02121127223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5.8088490496923" calcext:value-type="float">
            <text:p>35.808849049692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31.2338923137726" calcext:value-type="float">
            <text:p>31.233892313772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21.7980863065353" calcext:value-type="float">
            <text:p>21.798086306535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39.3920572867355" calcext:value-type="float">
            <text:p>39.39205728673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41.872833975167" calcext:value-type="float">
            <text:p>41.87283397516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.5985337703579" calcext:value-type="float">
            <text:p>35.598533770357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7.4381257603148" calcext:value-type="float">
            <text:p>37.438125760314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31.0155675901388" calcext:value-type="float">
            <text:p>31.01556759013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22.1850767661975" calcext:value-type="float">
            <text:p>22.18507676619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23.0350178933956" calcext:value-type="float">
            <text:p>23.035017893395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21.3955778414034" calcext:value-type="float">
            <text:p>21.395577841403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27.3156172610557" calcext:value-type="float">
            <text:p>27.315617261055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6.093589188339" calcext:value-type="float">
            <text:p>36.09358918833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38.6362322416555" calcext:value-type="float">
            <text:p>38.636232241655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0.5685353059796" calcext:value-type="float">
            <text:p>30.568535305979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3.4956001684749" calcext:value-type="float">
            <text:p>23.495600168474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30.3421041363505" calcext:value-type="float">
            <text:p>30.34210413635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22.9737793536343" calcext:value-type="float">
            <text:p>22.973779353634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4.3559258208525" calcext:value-type="float">
            <text:p>24.35592582085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5.4747176032265" calcext:value-type="float">
            <text:p>35.474717603226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33.2935306229487" calcext:value-type="float">
            <text:p>33.293530622948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6.3502872478218" calcext:value-type="float">
            <text:p>26.35028724782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38.0105860077729" calcext:value-type="float">
            <text:p>38.010586007772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31.5096848585522" calcext:value-type="float">
            <text:p>31.509684858552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41.7565426317807" calcext:value-type="float">
            <text:p>41.756542631780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.4316351203171" calcext:value-type="float">
            <text:p>45.431635120317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29.4844724451341" calcext:value-type="float">
            <text:p>29.484472445134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8.5977124810142" calcext:value-type="float">
            <text:p>28.597712481014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9.0741095879555" calcext:value-type="float">
            <text:p>39.07410958795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.2024913165181" calcext:value-type="float">
            <text:p>35.202491316518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1.9612099502904" calcext:value-type="float">
            <text:p>31.961209950290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31.4924953185941" calcext:value-type="float">
            <text:p>31.49249531859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9.2473534415881" calcext:value-type="float">
            <text:p>19.247353441588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38.437183236082" calcext:value-type="float">
            <text:p>38.43718323608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40.5275966538896" calcext:value-type="float">
            <text:p>40.527596653889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35.5436427902281" calcext:value-type="float">
            <text:p>35.543642790228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.465014039104" calcext:value-type="float">
            <text:p>24.46501403910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29.9897014644559" calcext:value-type="float">
            <text:p>29.989701464455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32.2916854920951" calcext:value-type="float">
            <text:p>32.29168549209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7.8970630559177" calcext:value-type="float">
            <text:p>27.897063055917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6.2824222714223" calcext:value-type="float">
            <text:p>36.282422271422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32.8405129038619" calcext:value-type="float">
            <text:p>32.840512903861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36.2177861294269" calcext:value-type="float">
            <text:p>36.217786129426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21.2613969448" calcext:value-type="float">
            <text:p>21.261396944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39.2243681821751" calcext:value-type="float">
            <text:p>39.22436818217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1.1868649117816" calcext:value-type="float">
            <text:p>21.18686491178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23.1764605747192" calcext:value-type="float">
            <text:p>23.176460574719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17.5721090983098" calcext:value-type="float">
            <text:p>17.572109098309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45.8959839952459" calcext:value-type="float">
            <text:p>45.89598399524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31.0722705630033" calcext:value-type="float">
            <text:p>31.072270563003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28.1029718826781" calcext:value-type="float">
            <text:p>28.10297188267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23.8814188534695" calcext:value-type="float">
            <text:p>23.881418853469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33.7185408445173" calcext:value-type="float">
            <text:p>33.71854084451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37.2755196611129" calcext:value-type="float">
            <text:p>37.275519661112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38.074171682452" calcext:value-type="float">
            <text:p>38.07417168245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32.1654729237552" calcext:value-type="float">
            <text:p>32.165472923755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3.724016369333" calcext:value-type="float">
            <text:p>23.72401636933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33.8505532953667" calcext:value-type="float">
            <text:p>33.850553295366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34.3638668060545" calcext:value-type="float">
            <text:p>34.36386680605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32.5137435362201" calcext:value-type="float">
            <text:p>32.513743536220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25.5698675717155" calcext:value-type="float">
            <text:p>25.569867571715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7.1282274611885" calcext:value-type="float">
            <text:p>27.128227461188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38.2962741929159" calcext:value-type="float">
            <text:p>38.296274192915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22.8066333665262" calcext:value-type="float">
            <text:p>22.806633366526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9.1153756914594" calcext:value-type="float">
            <text:p>29.115375691459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38.1149331208433" calcext:value-type="float">
            <text:p>38.11493312084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2.9592647232613" calcext:value-type="float">
            <text:p>32.95926472326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3.6629139838308" calcext:value-type="float">
            <text:p>33.662913983830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28.5762973567213" calcext:value-type="float">
            <text:p>28.57629735672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36.2378652522513" calcext:value-type="float">
            <text:p>36.23786525225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28.8785684181772" calcext:value-type="float">
            <text:p>28.878568418177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32.7936691346591" calcext:value-type="float">
            <text:p>32.793669134659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31.4937228426597" calcext:value-type="float">
            <text:p>31.493722842659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36.9052842907108" calcext:value-type="float">
            <text:p>36.905284290710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28.3985050393505" calcext:value-type="float">
            <text:p>28.39850503935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35.5867409641434" calcext:value-type="float">
            <text:p>35.586740964143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0.8774729306694" calcext:value-type="float">
            <text:p>20.877472930669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.4322536489197" calcext:value-type="float">
            <text:p>30.432253648919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41.4791233752542" calcext:value-type="float">
            <text:p>41.47912337525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36.2119911451895" calcext:value-type="float">
            <text:p>36.211991145189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40.6275548114263" calcext:value-type="float">
            <text:p>40.627554811426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5.2225378256272" calcext:value-type="float">
            <text:p>35.222537825627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27.2368452254658" calcext:value-type="float">
            <text:p>27.236845225465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33.2851822546654" calcext:value-type="float">
            <text:p>33.285182254665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34.7568249655447" calcext:value-type="float">
            <text:p>34.756824965544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37.4779540444108" calcext:value-type="float">
            <text:p>37.477954044410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8.6466135117445" calcext:value-type="float">
            <text:p>18.646613511744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35.229963551141" calcext:value-type="float">
            <text:p>35.22996355114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2.5863564937319" calcext:value-type="float">
            <text:p>32.58635649373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30.9293587553235" calcext:value-type="float">
            <text:p>30.929358755323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2.9132494700442" calcext:value-type="float">
            <text:p>12.913249470044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3.2821121519791" calcext:value-type="float">
            <text:p>13.282112151979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1.6346705062522" calcext:value-type="float">
            <text:p>11.634670506252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0.8191364499952" calcext:value-type="float">
            <text:p>10.819136449995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1.5369846353435" calcext:value-type="float">
            <text:p>21.536984635343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7.353663420658" calcext:value-type="float">
            <text:p>17.35366342065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0.8775997170587" calcext:value-type="float">
            <text:p>10.877599717058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5.0226504389012" calcext:value-type="float">
            <text:p>15.022650438901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1.6587007857633" calcext:value-type="float">
            <text:p>11.65870078576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4.5494319704488" calcext:value-type="float">
            <text:p>14.549431970448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1.7839742918977" calcext:value-type="float">
            <text:p>11.783974291897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8.0406850065067" calcext:value-type="float">
            <text:p>18.040685006506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7.3528738480176" calcext:value-type="float">
            <text:p>17.352873848017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4.2978955360186" calcext:value-type="float">
            <text:p>14.297895536018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2.5598467373201" calcext:value-type="float">
            <text:p>12.55984673732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2.8774261240408" calcext:value-type="float">
            <text:p>12.877426124040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.2849833682034" calcext:value-type="float">
            <text:p>12.284983368203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3.6872442501931" calcext:value-type="float">
            <text:p>13.687244250193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7.90405153239481" calcext:value-type="float">
            <text:p>7.9040515323948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6.4017238942108" calcext:value-type="float">
            <text:p>16.401723894210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2.8745149237206" calcext:value-type="float">
            <text:p>12.874514923720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2.1180628806878" calcext:value-type="float">
            <text:p>12.118062880687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9.0424983383549" calcext:value-type="float">
            <text:p>19.042498338354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9.22545370987774" calcext:value-type="float">
            <text:p>9.2254537098777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7.7219403348787" calcext:value-type="float">
            <text:p>17.721940334878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5.4689128339777" calcext:value-type="float">
            <text:p>15.468912833977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4.8121556016649" calcext:value-type="float">
            <text:p>14.812155601664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8.1048543116413" calcext:value-type="float">
            <text:p>18.104854311641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0.6701123249312" calcext:value-type="float">
            <text:p>20.67011232493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9.91114915892388" calcext:value-type="float">
            <text:p>9.911149158923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9.63701014770207" calcext:value-type="float">
            <text:p>9.6370101477020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7.50537043483888" calcext:value-type="float">
            <text:p>7.5053704348388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.95428804851541" calcext:value-type="float">
            <text:p>9.9542880485154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9.28349625371892" calcext:value-type="float">
            <text:p>9.2834962537189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7.6590991078714" calcext:value-type="float">
            <text:p>17.659099107871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6.5490739385896" calcext:value-type="float">
            <text:p>16.549073938589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8.55181598224567" calcext:value-type="float">
            <text:p>8.5518159822456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9.1467239785428" calcext:value-type="float">
            <text:p>19.14672397854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0.8021492804919" calcext:value-type="float">
            <text:p>10.802149280491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1.6664953460417" calcext:value-type="float">
            <text:p>21.666495346041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7.77131000189552" calcext:value-type="float">
            <text:p>7.7713100018955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7.5035143929083" calcext:value-type="float">
            <text:p>17.503514392908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4.7997757116826" calcext:value-type="float">
            <text:p>14.799775711682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5.7522590051454" calcext:value-type="float">
            <text:p>15.752259005145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3.761818025872" calcext:value-type="float">
            <text:p>13.76181802587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.2070482837931" calcext:value-type="float">
            <text:p>11.207048283793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2.5012375688175" calcext:value-type="float">
            <text:p>12.501237568817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0.6725594794634" calcext:value-type="float">
            <text:p>20.672559479463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3.4421209056103" calcext:value-type="float">
            <text:p>13.44212090561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5.4286862426773" calcext:value-type="float">
            <text:p>15.428686242677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2.1827333426423" calcext:value-type="float">
            <text:p>12.182733342642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0.3448025974789" calcext:value-type="float">
            <text:p>20.344802597478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2.5854584459843" calcext:value-type="float">
            <text:p>12.585458445984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4.7702782972948" calcext:value-type="float">
            <text:p>14.770278297294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4.4804471657576" calcext:value-type="float">
            <text:p>14.480447165757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.8985187310083" calcext:value-type="float">
            <text:p>12.898518731008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6.7016743328752" calcext:value-type="float">
            <text:p>16.701674332875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4.0780048638204" calcext:value-type="float">
            <text:p>14.078004863820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5.9914336729252" calcext:value-type="float">
            <text:p>15.991433672925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.2685245648892" calcext:value-type="float">
            <text:p>12.268524564889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2.4606963595756" calcext:value-type="float">
            <text:p>12.460696359575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9.93131566137697" calcext:value-type="float">
            <text:p>9.9313156613769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7.4762866528359" calcext:value-type="float">
            <text:p>17.476286652835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4.4656948108568" calcext:value-type="float">
            <text:p>14.465694810856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1.9519140286586" calcext:value-type="float">
            <text:p>11.951914028658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.0768789100699" calcext:value-type="float">
            <text:p>11.076878910069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9.3018255398349" calcext:value-type="float">
            <text:p>19.301825539834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1.6269438865354" calcext:value-type="float">
            <text:p>11.626943886535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7.053880600574" calcext:value-type="float">
            <text:p>17.05388060057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7.4156650386033" calcext:value-type="float">
            <text:p>17.415665038603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2.7053256429189" calcext:value-type="float">
            <text:p>12.705325642918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5.0348162947532" calcext:value-type="float">
            <text:p>15.034816294753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1.2349364308009" calcext:value-type="float">
            <text:p>11.234936430800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3.2409804630072" calcext:value-type="float">
            <text:p>13.240980463007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.629442954603" calcext:value-type="float">
            <text:p>12.62944295460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7.7787833071716" calcext:value-type="float">
            <text:p>17.778783307171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8.3256617109866" calcext:value-type="float">
            <text:p>8.325661710986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.5263489310997" calcext:value-type="float">
            <text:p>11.526348931099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4.2208622802545" calcext:value-type="float">
            <text:p>14.220862280254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5.0125573119961" calcext:value-type="float">
            <text:p>15.012557311996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6.639964820087" calcext:value-type="float">
            <text:p>16.63996482008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2.2100731820968" calcext:value-type="float">
            <text:p>12.210073182096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8.3931856685194" calcext:value-type="float">
            <text:p>18.393185668519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0.8300327378881" calcext:value-type="float">
            <text:p>20.830032737888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8.9280888992273" calcext:value-type="float">
            <text:p>18.928088899227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1.1498793230423" calcext:value-type="float">
            <text:p>11.149879323042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8.4230988854859" calcext:value-type="float">
            <text:p>18.423098885485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.9096206478109" calcext:value-type="float">
            <text:p>12.909620647810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4.537681310955" calcext:value-type="float">
            <text:p>14.53768131095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4.3735074290247" calcext:value-type="float">
            <text:p>14.373507429024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.1878122548272" calcext:value-type="float">
            <text:p>12.187812254827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4.130114870969" calcext:value-type="float">
            <text:p>14.13011487096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0.6168651724114" calcext:value-type="float">
            <text:p>20.616865172411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0.8749471958752" calcext:value-type="float">
            <text:p>10.874947195875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2.3084570376722" calcext:value-type="float">
            <text:p>12.308457037672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2.8212928947096" calcext:value-type="float">
            <text:p>12.82129289470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5.0776724470773" calcext:value-type="float">
            <text:p>15.077672447077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5.9078343276968" calcext:value-type="float">
            <text:p>15.907834327696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9.8245065585101" calcext:value-type="float">
            <text:p>19.82450655851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.8723029973498" calcext:value-type="float">
            <text:p>14.872302997349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0.4907082304257" calcext:value-type="float">
            <text:p>30.490708230425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3.3632433208176" calcext:value-type="float">
            <text:p>23.363243320817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3.8809867913755" calcext:value-type="float">
            <text:p>23.880986791375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4.7117870812504" calcext:value-type="float">
            <text:p>14.711787081250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6.8819454676117" calcext:value-type="float">
            <text:p>16.881945467611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8.6749911001966" calcext:value-type="float">
            <text:p>28.674991100196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8.6111663876335" calcext:value-type="float">
            <text:p>28.611166387633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2.1583087591141" calcext:value-type="float">
            <text:p>32.158308759114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4.9276630292883" calcext:value-type="float">
            <text:p>14.927663029288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2.4678662577749" calcext:value-type="float">
            <text:p>22.467866257774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7.2017582024219" calcext:value-type="float">
            <text:p>27.201758202421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3.7371887228136" calcext:value-type="float">
            <text:p>23.737188722813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6.6348935899624" calcext:value-type="float">
            <text:p>16.634893589962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9.4650840986309" calcext:value-type="float">
            <text:p>29.465084098630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8.2456917566579" calcext:value-type="float">
            <text:p>28.245691756657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7.1154705890766" calcext:value-type="float">
            <text:p>17.115470589076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.9175208053071" calcext:value-type="float">
            <text:p>14.917520805307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2.0730578387997" calcext:value-type="float">
            <text:p>22.073057838799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5.1071585032255" calcext:value-type="float">
            <text:p>15.107158503225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7.4028014651279" calcext:value-type="float">
            <text:p>27.402801465127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1.5741515678715" calcext:value-type="float">
            <text:p>31.574151567871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4.7966535195399" calcext:value-type="float">
            <text:p>24.796653519539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4.9098827828975" calcext:value-type="float">
            <text:p>14.909882782897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4.1994461051008" calcext:value-type="float">
            <text:p>14.199446105100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2.834400720848" calcext:value-type="float">
            <text:p>22.83440072084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4.5261659965646" calcext:value-type="float">
            <text:p>24.526165996564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0.5149116476758" calcext:value-type="float">
            <text:p>20.514911647675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26.1015903640526" calcext:value-type="float">
            <text:p>26.101590364052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5.8334699587527" calcext:value-type="float">
            <text:p>25.833469958752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7.3124011946568" calcext:value-type="float">
            <text:p>27.312401194656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9.9973223902298" calcext:value-type="float">
            <text:p>29.997322390229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1.4498733300658" calcext:value-type="float">
            <text:p>21.449873330065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7.2221711729873" calcext:value-type="float">
            <text:p>17.222171172987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9.8644612803503" calcext:value-type="float">
            <text:p>29.864461280350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8.966950550548" calcext:value-type="float">
            <text:p>18.96695055054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1.7101790639178" calcext:value-type="float">
            <text:p>21.710179063917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8.5330307102116" calcext:value-type="float">
            <text:p>28.533030710211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5.065234418844" calcext:value-type="float">
            <text:p>25.06523441884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4.7018527318547" calcext:value-type="float">
            <text:p>24.701852731854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9.6038912644281" calcext:value-type="float">
            <text:p>19.603891264428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1.4550694261431" calcext:value-type="float">
            <text:p>21.455069426143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6.8092970075969" calcext:value-type="float">
            <text:p>26.809297007596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7.2910796770128" calcext:value-type="float">
            <text:p>17.291079677012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5.8066017071627" calcext:value-type="float">
            <text:p>25.806601707162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0.1995273612001" calcext:value-type="float">
            <text:p>20.199527361200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5.1283018459169" calcext:value-type="float">
            <text:p>15.128301845916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9.7462860165317" calcext:value-type="float">
            <text:p>29.746286016531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3.9064348687653" calcext:value-type="float">
            <text:p>23.906434868765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4.2365689726796" calcext:value-type="float">
            <text:p>24.236568972679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3.7191356573438" calcext:value-type="float">
            <text:p>23.719135657343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2.2235380632185" calcext:value-type="float">
            <text:p>22.223538063218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7.5481304225508" calcext:value-type="float">
            <text:p>17.548130422550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8.3129034244409" calcext:value-type="float">
            <text:p>18.312903424440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2.286210612602" calcext:value-type="float">
            <text:p>22.28621061260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5.785100045154" calcext:value-type="float">
            <text:p>25.78510004515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.8355695201803" calcext:value-type="float">
            <text:p>22.835569520180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6.9133786927145" calcext:value-type="float">
            <text:p>26.913378692714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6.804703288952" calcext:value-type="float">
            <text:p>26.80470328895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4.1244685804024" calcext:value-type="float">
            <text:p>24.124468580402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5.1268708438184" calcext:value-type="float">
            <text:p>25.126870843818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.8556717342101" calcext:value-type="float">
            <text:p>15.855671734210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1.4800133754049" calcext:value-type="float">
            <text:p>21.480013375404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28.9321235433421" calcext:value-type="float">
            <text:p>28.932123543342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5.5287551449114" calcext:value-type="float">
            <text:p>25.528755144911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7.992202690589" calcext:value-type="float">
            <text:p>27.99220269058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1.4885785806764" calcext:value-type="float">
            <text:p>31.488578580676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7.0620885507304" calcext:value-type="float">
            <text:p>27.062088550730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3.4170120631522" calcext:value-type="float">
            <text:p>23.417012063152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27.060123030243" calcext:value-type="float">
            <text:p>27.06012303024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0.8113673756904" calcext:value-type="float">
            <text:p>30.811367375690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1.4087253576409" calcext:value-type="float">
            <text:p>21.408725357640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5.8700477605559" calcext:value-type="float">
            <text:p>25.870047760555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2.0047929524823" calcext:value-type="float">
            <text:p>22.004792952482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8.6655064927344" calcext:value-type="float">
            <text:p>18.665506492734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3.7623274020337" calcext:value-type="float">
            <text:p>23.762327402033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5.6446028659275" calcext:value-type="float">
            <text:p>25.644602865927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2.2905049664294" calcext:value-type="float">
            <text:p>22.290504966429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9.4204282312248" calcext:value-type="float">
            <text:p>19.420428231224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2.4558376721434" calcext:value-type="float">
            <text:p>22.455837672143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8.8323915740934" calcext:value-type="float">
            <text:p>18.832391574093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5.2039171879641" calcext:value-type="float">
            <text:p>25.203917187964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3.9227780921065" calcext:value-type="float">
            <text:p>13.922778092106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1.0621971668026" calcext:value-type="float">
            <text:p>21.062197166802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7.622618317687" calcext:value-type="float">
            <text:p>27.62261831768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9.9824811760093" calcext:value-type="float">
            <text:p>29.982481176009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3.9343767895907" calcext:value-type="float">
            <text:p>23.934376789590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1.896509037811" calcext:value-type="float">
            <text:p>21.89650903781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5.35752634165" calcext:value-type="float">
            <text:p>25.3575263416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7.6023304299119" calcext:value-type="float">
            <text:p>17.602330429911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0.3692440578265" calcext:value-type="float">
            <text:p>20.369244057826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8.3985512535551" calcext:value-type="float">
            <text:p>18.398551253555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0.2970685741244" calcext:value-type="float">
            <text:p>20.297068574124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8.7022044710719" calcext:value-type="float">
            <text:p>18.702204471071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5.3649438334282" calcext:value-type="float">
            <text:p>15.364943833428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8.6221879219882" calcext:value-type="float">
            <text:p>18.622187921988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0.0672450421121" calcext:value-type="float">
            <text:p>20.067245042112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7.2985361245717" calcext:value-type="float">
            <text:p>27.298536124571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5.0642881587693" calcext:value-type="float">
            <text:p>25.064288158769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2.2854259914727" calcext:value-type="float">
            <text:p>22.285425991472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4.4000822887488" calcext:value-type="float">
            <text:p>24.400082288748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AVERAGE([.B2:.B401])" office:value-type="float" office:value="50.15" calcext:value-type="float">
            <text:p>50.15</text:p>
          </table:table-cell>
          <table:table-cell table:formula="of:=AVERAGE([.C2:.C401])" office:value-type="float" office:value="16.4775" calcext:value-type="float">
            <text:p>16.4775</text:p>
          </table:table-cell>
          <table:table-cell table:formula="of:=AVERAGE([.D2:.D401])" office:value-type="float" office:value="16.8325" calcext:value-type="float">
            <text:p>16.8325</text:p>
          </table:table-cell>
          <table:table-cell table:formula="of:=AVERAGE([.E2:.E401])" office:value-type="float" office:value="44.56" calcext:value-type="float">
            <text:p>44.56</text:p>
          </table:table-cell>
          <table:table-cell table:formula="of:=AVERAGE([.F2:.F401])" office:value-type="float" office:value="42.43" calcext:value-type="float">
            <text:p>42.43</text:p>
          </table:table-cell>
          <table:table-cell table:formula="of:=AVERAGE([.G2:.G401])" office:value-type="float" office:value="23.8107134697163" calcext:value-type="float">
            <text:p>23.8107134697163</text:p>
          </table:table-cell>
        </table:table-row>
      </table:table>
      <table:table table:name="Data_1" table:style-name="ta1"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l.No</text:p>
          </table:table-cell>
          <table:table-cell office:value-type="string" calcext:value-type="string">
            <text:p><text:s/>n</text:p>
          </table:table-cell>
          <table:table-cell office:value-type="string" calcext:value-type="string">
            <text:p><text:s/>c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Total Flow</text:p>
          </table:table-cell>
          <table:table-cell office:value-type="string" calcext:value-type="string">
            <text:p><text:s/>Total Util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9.979290599068" calcext:value-type="float">
            <text:p>29.9792905990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6.3697623299173" calcext:value-type="float">
            <text:p>26.36976232991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9.7782427865702" calcext:value-type="float">
            <text:p>29.77824278657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1.3729978634619" calcext:value-type="float">
            <text:p>21.37299786346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8.7193880997874" calcext:value-type="float">
            <text:p>28.71938809978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9.5770524598997" calcext:value-type="float">
            <text:p>29.57705245989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.5807123683555" calcext:value-type="float">
            <text:p>35.58071236835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7.336336250862" calcext:value-type="float">
            <text:p>27.3363362508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4.1136474184804" calcext:value-type="float">
            <text:p>34.11364741848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8.1700454347123" calcext:value-type="float">
            <text:p>28.17004543471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2.964964708186" calcext:value-type="float">
            <text:p>22.9649647081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8.0600220663555" calcext:value-type="float">
            <text:p>28.06002206635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3.9353260371246" calcext:value-type="float">
            <text:p>33.93532603712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6.0191927226711" calcext:value-type="float">
            <text:p>26.01919272267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7.4394570141728" calcext:value-type="float">
            <text:p>27.43945701417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.5686627940498" calcext:value-type="float">
            <text:p>20.56866279404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6.6568574066591" calcext:value-type="float">
            <text:p>26.65685740665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8.6541849592867" calcext:value-type="float">
            <text:p>18.65418495928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9.8536973882548" calcext:value-type="float">
            <text:p>29.85369738825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0.5801565559953" calcext:value-type="float">
            <text:p>20.58015655599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2.0761834021333" calcext:value-type="float">
            <text:p>32.0761834021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5.395173279236" calcext:value-type="float">
            <text:p>25.3951732792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0.1211614106778" calcext:value-type="float">
            <text:p>30.12116141067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1.7169423007363" calcext:value-type="float">
            <text:p>31.71694230073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0.5694559883491" calcext:value-type="float">
            <text:p>20.56945598834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0.4553512122847" calcext:value-type="float">
            <text:p>30.45535121228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8.2303506391424" calcext:value-type="float">
            <text:p>28.23035063914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1.8440075063311" calcext:value-type="float">
            <text:p>31.84400750633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2.1020269853548" calcext:value-type="float">
            <text:p>22.10202698535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9.070047309562" calcext:value-type="float">
            <text:p>19.0700473095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0.1583000647489" calcext:value-type="float">
            <text:p>20.15830006474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2.9648212045052" calcext:value-type="float">
            <text:p>22.96482120450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2.4102146964322" calcext:value-type="float">
            <text:p>32.41021469643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5.124147107707" calcext:value-type="float">
            <text:p>25.1241471077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4.1016144550954" calcext:value-type="float">
            <text:p>24.10161445509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7.2582651567752" calcext:value-type="float">
            <text:p>27.25826515677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2.7877840178449" calcext:value-type="float">
            <text:p>22.78778401784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5.9763938179142" calcext:value-type="float">
            <text:p>25.97639381791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9.4740117918552" calcext:value-type="float">
            <text:p>29.47401179185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.0149488654192" calcext:value-type="float">
            <text:p>19.01494886541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5.2213082649288" calcext:value-type="float">
            <text:p>25.22130826492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9.6448778594091" calcext:value-type="float">
            <text:p>19.64487785940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1.2080373865758" calcext:value-type="float">
            <text:p>31.20803738657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1.2711297746416" calcext:value-type="float">
            <text:p>31.27112977464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0.0938564663144" calcext:value-type="float">
            <text:p>30.09385646631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8.4370155929004" calcext:value-type="float">
            <text:p>18.43701559290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6.3080582238232" calcext:value-type="float">
            <text:p>26.30805822382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7.1453824642071" calcext:value-type="float">
            <text:p>27.14538246420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6.8179894362399" calcext:value-type="float">
            <text:p>26.81798943623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7.6105388411722" calcext:value-type="float">
            <text:p>17.61053884117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7.8489154350412" calcext:value-type="float">
            <text:p>17.84891543504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0.7654477308326" calcext:value-type="float">
            <text:p>30.76544773083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9.6913716791137" calcext:value-type="float">
            <text:p>29.69137167911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8.9699403687205" calcext:value-type="float">
            <text:p>28.96994036872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2.9991975072952" calcext:value-type="float">
            <text:p>32.99919750729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5.7213318639783" calcext:value-type="float">
            <text:p>25.72133186397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1.9643014377437" calcext:value-type="float">
            <text:p>31.9643014377437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1.8702951729648" calcext:value-type="float">
            <text:p>31.87029517296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3.2318624312885" calcext:value-type="float">
            <text:p>33.23186243128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9.2955020172236" calcext:value-type="float">
            <text:p>19.295502017223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6.9525170569123" calcext:value-type="float">
            <text:p>26.95251705691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0.7196640401445" calcext:value-type="float">
            <text:p>30.71966404014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.0153510070994" calcext:value-type="float">
            <text:p>20.01535100709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9.7568949216984" calcext:value-type="float">
            <text:p>29.75689492169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4.2777917295891" calcext:value-type="float">
            <text:p>14.277791729589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5.5876043434611" calcext:value-type="float">
            <text:p>25.58760434346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7.0360142659486" calcext:value-type="float">
            <text:p>27.03601426594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1.4413077262536" calcext:value-type="float">
            <text:p>31.44130772625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.1920519083402" calcext:value-type="float">
            <text:p>20.19205190834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0.7904449931244" calcext:value-type="float">
            <text:p>30.79044499312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0.2561129239004" calcext:value-type="float">
            <text:p>30.25611292390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7.93864144081" calcext:value-type="float">
            <text:p>27.938641440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5.1630170481473" calcext:value-type="float">
            <text:p>25.16301704814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3.848390738673" calcext:value-type="float">
            <text:p>13.8483907386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3.9862182643621" calcext:value-type="float">
            <text:p>23.98621826436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.9373128282623" calcext:value-type="float">
            <text:p>35.93731282826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1.671696283089" calcext:value-type="float">
            <text:p>21.6716962830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5.7015066872209" calcext:value-type="float">
            <text:p>25.701506687220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0.159537899305" calcext:value-type="float">
            <text:p>10.1595378993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5.8763836470996" calcext:value-type="float">
            <text:p>25.87638364709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8.9976061976945" calcext:value-type="float">
            <text:p>18.99760619769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23.5458428150658" calcext:value-type="float">
            <text:p>23.54584281506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9.9822473956382" calcext:value-type="float">
            <text:p>29.98224739563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.6978655286413" calcext:value-type="float">
            <text:p>20.69786552864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0.3833382490799" calcext:value-type="float">
            <text:p>20.38333824907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4.3576945332352" calcext:value-type="float">
            <text:p>34.35769453323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8.16447037644" calcext:value-type="float">
            <text:p>28.164470376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1.7194410901157" calcext:value-type="float">
            <text:p>31.719441090115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2.0248767734095" calcext:value-type="float">
            <text:p>32.02487677340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0.1594507067331" calcext:value-type="float">
            <text:p>30.159450706733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7.1678930580293" calcext:value-type="float">
            <text:p>17.16789305802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7.0750966389183" calcext:value-type="float">
            <text:p>27.075096638918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2.9982981882768" calcext:value-type="float">
            <text:p>22.99829818827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14.6862923500012" calcext:value-type="float">
            <text:p>14.68629235000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4.6677911732417" calcext:value-type="float">
            <text:p>34.66779117324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23.899260711617" calcext:value-type="float">
            <text:p>23.8992607116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0.7608337436792" calcext:value-type="float">
            <text:p>30.76083374367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5.1717679041449" calcext:value-type="float">
            <text:p>25.17176790414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2.2702165641022" calcext:value-type="float">
            <text:p>32.27021656410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0.5111878266281" calcext:value-type="float">
            <text:p>30.511187826628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40.0069616177665" calcext:value-type="float">
            <text:p>40.006961617766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1.966725596039" calcext:value-type="float">
            <text:p>21.96672559603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8.8212192141343" calcext:value-type="float">
            <text:p>28.82121921413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22.7691363812772" calcext:value-type="float">
            <text:p>22.76913638127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6.5189773307814" calcext:value-type="float">
            <text:p>36.51897733078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2.1841657545013" calcext:value-type="float">
            <text:p>22.18416575450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34.2510817650356" calcext:value-type="float">
            <text:p>34.251081765035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30.1876913839088" calcext:value-type="float">
            <text:p>30.18769138390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6.134564025652" calcext:value-type="float">
            <text:p>36.1345640256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34.0212213197612" calcext:value-type="float">
            <text:p>34.02122131976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5.8088490496923" calcext:value-type="float">
            <text:p>35.808849049692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31.2338953676541" calcext:value-type="float">
            <text:p>31.23389536765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21.7980866018954" calcext:value-type="float">
            <text:p>21.798086601895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39.3920572867355" calcext:value-type="float">
            <text:p>39.39205728673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41.8729581390023" calcext:value-type="float">
            <text:p>41.872958139002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.5985338715041" calcext:value-type="float">
            <text:p>35.598533871504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7.4381257603148" calcext:value-type="float">
            <text:p>37.438125760314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31.0156071789772" calcext:value-type="float">
            <text:p>31.015607178977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22.1851896166976" calcext:value-type="float">
            <text:p>22.18518961669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3.0350178933956" calcext:value-type="float">
            <text:p>23.035017893395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21.3956078469773" calcext:value-type="float">
            <text:p>21.395607846977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27.3157075339014" calcext:value-type="float">
            <text:p>27.31570753390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6.093601296692" calcext:value-type="float">
            <text:p>36.09360129669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38.6362322416555" calcext:value-type="float">
            <text:p>38.636232241655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0.5685353059796" calcext:value-type="float">
            <text:p>30.568535305979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3.4956796638883" calcext:value-type="float">
            <text:p>23.495679663888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30.342121811861" calcext:value-type="float">
            <text:p>30.3421218118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22.9737828342909" calcext:value-type="float">
            <text:p>22.97378283429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4.3559316663051" calcext:value-type="float">
            <text:p>24.355931666305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5.4747176032265" calcext:value-type="float">
            <text:p>35.474717603226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33.2935548427726" calcext:value-type="float">
            <text:p>33.293554842772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26.3503250313541" calcext:value-type="float">
            <text:p>26.350325031354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38.0105860077729" calcext:value-type="float">
            <text:p>38.010586007772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31.5097042721813" calcext:value-type="float">
            <text:p>31.509704272181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41.7565426317807" calcext:value-type="float">
            <text:p>41.756542631780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.4316351203171" calcext:value-type="float">
            <text:p>45.431635120317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29.4844724451341" calcext:value-type="float">
            <text:p>29.484472445134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28.5977939520424" calcext:value-type="float">
            <text:p>28.597793952042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9.0741354441598" calcext:value-type="float">
            <text:p>39.074135444159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.2025398641061" calcext:value-type="float">
            <text:p>35.202539864106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1.9612099502904" calcext:value-type="float">
            <text:p>31.961209950290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31.4924953185941" calcext:value-type="float">
            <text:p>31.49249531859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9.2473927747025" calcext:value-type="float">
            <text:p>19.247392774702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38.437183236082" calcext:value-type="float">
            <text:p>38.43718323608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40.5275966538896" calcext:value-type="float">
            <text:p>40.527596653889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35.54366779671" calcext:value-type="float">
            <text:p>35.5436677967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.465014039104" calcext:value-type="float">
            <text:p>24.46501403910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29.9897015927023" calcext:value-type="float">
            <text:p>29.989701592702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32.2916854920951" calcext:value-type="float">
            <text:p>32.29168549209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7.8970630559177" calcext:value-type="float">
            <text:p>27.897063055917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6.2824222714223" calcext:value-type="float">
            <text:p>36.282422271422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32.8405129038619" calcext:value-type="float">
            <text:p>32.840512903861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36.2177861294259" calcext:value-type="float">
            <text:p>36.217786129425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1.2614381274216" calcext:value-type="float">
            <text:p>21.261438127421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39.2243681821751" calcext:value-type="float">
            <text:p>39.22436818217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1.1869374826519" calcext:value-type="float">
            <text:p>21.186937482651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23.1764665464165" calcext:value-type="float">
            <text:p>23.176466546416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17.5722286331584" calcext:value-type="float">
            <text:p>17.572228633158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45.8959862759817" calcext:value-type="float">
            <text:p>45.89598627598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31.0722705630033" calcext:value-type="float">
            <text:p>31.072270563003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28.1030094008765" calcext:value-type="float">
            <text:p>28.103009400876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23.8815745470869" calcext:value-type="float">
            <text:p>23.881574547086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33.718541748981" calcext:value-type="float">
            <text:p>33.7185417489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37.2755576018886" calcext:value-type="float">
            <text:p>37.275557601888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38.0741717994579" calcext:value-type="float">
            <text:p>38.074171799457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32.1654729237552" calcext:value-type="float">
            <text:p>32.165472923755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3.7241845828349" calcext:value-type="float">
            <text:p>23.724184582834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33.8505532953667" calcext:value-type="float">
            <text:p>33.850553295366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34.3638879215231" calcext:value-type="float">
            <text:p>34.363887921523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32.5137937970701" calcext:value-type="float">
            <text:p>32.513793797070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25.5698990473735" calcext:value-type="float">
            <text:p>25.569899047373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7.1282274611885" calcext:value-type="float">
            <text:p>27.128227461188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38.2962777444021" calcext:value-type="float">
            <text:p>38.296277744402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22.8066635953182" calcext:value-type="float">
            <text:p>22.806663595318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9.115425963059" calcext:value-type="float">
            <text:p>29.11542596305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38.1149349173518" calcext:value-type="float">
            <text:p>38.11493491735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2.9592997512899" calcext:value-type="float">
            <text:p>32.959299751289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3.6629452469845" calcext:value-type="float">
            <text:p>33.66294524698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28.5763301667172" calcext:value-type="float">
            <text:p>28.576330166717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36.2379013348819" calcext:value-type="float">
            <text:p>36.237901334881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28.8785707430911" calcext:value-type="float">
            <text:p>28.878570743091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32.7936691346591" calcext:value-type="float">
            <text:p>32.793669134659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31.4937228426597" calcext:value-type="float">
            <text:p>31.493722842659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36.9052842907108" calcext:value-type="float">
            <text:p>36.905284290710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28.3985050393505" calcext:value-type="float">
            <text:p>28.39850503935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35.5867535132597" calcext:value-type="float">
            <text:p>35.586753513259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0.877546753268" calcext:value-type="float">
            <text:p>20.87754675326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.4322536489197" calcext:value-type="float">
            <text:p>30.432253648919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41.4791414200379" calcext:value-type="float">
            <text:p>41.47914142003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36.2119911451895" calcext:value-type="float">
            <text:p>36.211991145189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40.6275548114263" calcext:value-type="float">
            <text:p>40.627554811426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5.2225378256272" calcext:value-type="float">
            <text:p>35.222537825627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27.23693460847" calcext:value-type="float">
            <text:p>27.2369346084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33.2852177541019" calcext:value-type="float">
            <text:p>33.28521775410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34.7568513808295" calcext:value-type="float">
            <text:p>34.75685138082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37.477989320107" calcext:value-type="float">
            <text:p>37.47798932010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8.6467267082331" calcext:value-type="float">
            <text:p>18.646726708233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35.230022223792" calcext:value-type="float">
            <text:p>35.2300222237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2.5863574866834" calcext:value-type="float">
            <text:p>32.58635748668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30.9293749064098" calcext:value-type="float">
            <text:p>30.92937490640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2.9132494700442" calcext:value-type="float">
            <text:p>12.913249470044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3.2821121519791" calcext:value-type="float">
            <text:p>13.282112151979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1.6346705062522" calcext:value-type="float">
            <text:p>11.634670506252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0.8191364499952" calcext:value-type="float">
            <text:p>10.819136449995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1.5369846353435" calcext:value-type="float">
            <text:p>21.536984635343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7.353663420658" calcext:value-type="float">
            <text:p>17.35366342065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0.8776106094294" calcext:value-type="float">
            <text:p>10.877610609429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5.0226504389012" calcext:value-type="float">
            <text:p>15.022650438901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1.6587007857633" calcext:value-type="float">
            <text:p>11.65870078576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4.5494319704488" calcext:value-type="float">
            <text:p>14.549431970448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1.7839742918977" calcext:value-type="float">
            <text:p>11.783974291897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8.0406850065067" calcext:value-type="float">
            <text:p>18.040685006506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7.3528738480176" calcext:value-type="float">
            <text:p>17.352873848017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4.2978961318981" calcext:value-type="float">
            <text:p>14.297896131898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2.5598467373201" calcext:value-type="float">
            <text:p>12.55984673732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2.8774261240408" calcext:value-type="float">
            <text:p>12.877426124040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.2849833682034" calcext:value-type="float">
            <text:p>12.284983368203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3.7560595194609" calcext:value-type="float">
            <text:p>13.756059519460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7.92869742555176" calcext:value-type="float">
            <text:p>7.9286974255517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6.4017238942108" calcext:value-type="float">
            <text:p>16.401723894210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2.8745149237206" calcext:value-type="float">
            <text:p>12.874514923720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2.1180628806878" calcext:value-type="float">
            <text:p>12.118062880687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9.0424983383549" calcext:value-type="float">
            <text:p>19.042498338354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9.22545370987774" calcext:value-type="float">
            <text:p>9.2254537098777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7.7219403348787" calcext:value-type="float">
            <text:p>17.721940334878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5.4689128339777" calcext:value-type="float">
            <text:p>15.468912833977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4.8121556016649" calcext:value-type="float">
            <text:p>14.812155601664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8.1048543116413" calcext:value-type="float">
            <text:p>18.104854311641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0.670114748086" calcext:value-type="float">
            <text:p>20.67011474808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9.91114915892388" calcext:value-type="float">
            <text:p>9.911149158923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9.63701013723598" calcext:value-type="float">
            <text:p>9.6370101372359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7.50537043483887" calcext:value-type="float">
            <text:p>7.5053704348388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9.95428804724599" calcext:value-type="float">
            <text:p>9.9542880472459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9.28349625371892" calcext:value-type="float">
            <text:p>9.2834962537189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7.6590991078714" calcext:value-type="float">
            <text:p>17.659099107871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6.5490836104237" calcext:value-type="float">
            <text:p>16.549083610423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8.55181598224567" calcext:value-type="float">
            <text:p>8.5518159822456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9.1467239785428" calcext:value-type="float">
            <text:p>19.14672397854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0.8021492804919" calcext:value-type="float">
            <text:p>10.802149280491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1.6664953460417" calcext:value-type="float">
            <text:p>21.666495346041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7.77131000154061" calcext:value-type="float">
            <text:p>7.7713100015406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7.5035143929083" calcext:value-type="float">
            <text:p>17.503514392908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4.7997757116826" calcext:value-type="float">
            <text:p>14.799775711682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5.7558494771816" calcext:value-type="float">
            <text:p>15.75584947718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3.761818025872" calcext:value-type="float">
            <text:p>13.76181802587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1.5121171822032" calcext:value-type="float">
            <text:p>11.512117182203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2.5012375688175" calcext:value-type="float">
            <text:p>12.501237568817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0.6725594794634" calcext:value-type="float">
            <text:p>20.672559479463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3.4421209056103" calcext:value-type="float">
            <text:p>13.44212090561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5.4286862426773" calcext:value-type="float">
            <text:p>15.428686242677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2.1827333426423" calcext:value-type="float">
            <text:p>12.182733342642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0.3448025974789" calcext:value-type="float">
            <text:p>20.344802597478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2.5854584459843" calcext:value-type="float">
            <text:p>12.585458445984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4.7702782972948" calcext:value-type="float">
            <text:p>14.770278297294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4.5522377375902" calcext:value-type="float">
            <text:p>14.552237737590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.9032729346352" calcext:value-type="float">
            <text:p>12.903272934635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6.7065049062013" calcext:value-type="float">
            <text:p>16.706504906201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4.0819745119855" calcext:value-type="float">
            <text:p>14.081974511985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5.9914336729252" calcext:value-type="float">
            <text:p>15.991433672925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.2685245648892" calcext:value-type="float">
            <text:p>12.268524564889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2.46069635906" calcext:value-type="float">
            <text:p>12.4606963590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9.93131566137697" calcext:value-type="float">
            <text:p>9.9313156613769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7.4762866528359" calcext:value-type="float">
            <text:p>17.476286652835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4.4656948108568" calcext:value-type="float">
            <text:p>14.465694810856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1.9519140286586" calcext:value-type="float">
            <text:p>11.951914028658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.0768789100699" calcext:value-type="float">
            <text:p>11.076878910069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9.3018255398349" calcext:value-type="float">
            <text:p>19.301825539834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1.6310861741845" calcext:value-type="float">
            <text:p>11.631086174184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7.0538841774622" calcext:value-type="float">
            <text:p>17.053884177462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7.4156650386033" calcext:value-type="float">
            <text:p>17.415665038603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2.7053256429189" calcext:value-type="float">
            <text:p>12.705325642918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.034816294666" calcext:value-type="float">
            <text:p>15.03481629466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1.2349364308009" calcext:value-type="float">
            <text:p>11.234936430800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3.2410683346829" calcext:value-type="float">
            <text:p>13.24106833468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.629442954603" calcext:value-type="float">
            <text:p>12.62944295460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7.7787833071716" calcext:value-type="float">
            <text:p>17.778783307171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8.32567130493087" calcext:value-type="float">
            <text:p>8.3256713049308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.5263488506509" calcext:value-type="float">
            <text:p>11.526348850650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4.2208622802545" calcext:value-type="float">
            <text:p>14.220862280254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5.0125573119961" calcext:value-type="float">
            <text:p>15.012557311996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6.639964820087" calcext:value-type="float">
            <text:p>16.63996482008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2.2100731820968" calcext:value-type="float">
            <text:p>12.210073182096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8.3931856685194" calcext:value-type="float">
            <text:p>18.393185668519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0.8300327378881" calcext:value-type="float">
            <text:p>20.830032737888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8.9280888992273" calcext:value-type="float">
            <text:p>18.928088899227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1.1498793230423" calcext:value-type="float">
            <text:p>11.149879323042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8.4230988853074" calcext:value-type="float">
            <text:p>18.423098885307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2.9112813318206" calcext:value-type="float">
            <text:p>12.911281331820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4.537681310955" calcext:value-type="float">
            <text:p>14.53768131095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4.3735085075707" calcext:value-type="float">
            <text:p>14.373508507570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.1878122548272" calcext:value-type="float">
            <text:p>12.187812254827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4.130114870969" calcext:value-type="float">
            <text:p>14.13011487096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0.6168651724114" calcext:value-type="float">
            <text:p>20.616865172411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0.8749471958752" calcext:value-type="float">
            <text:p>10.874947195875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2.3239566862082" calcext:value-type="float">
            <text:p>12.323956686208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2.8212928947096" calcext:value-type="float">
            <text:p>12.82129289470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5.0776724470773" calcext:value-type="float">
            <text:p>15.077672447077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5.9078343276968" calcext:value-type="float">
            <text:p>15.907834327696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9.8245065585101" calcext:value-type="float">
            <text:p>19.82450655851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.8723029973498" calcext:value-type="float">
            <text:p>14.872302997349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0.4907082304257" calcext:value-type="float">
            <text:p>30.490708230425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3.3632433208176" calcext:value-type="float">
            <text:p>23.363243320817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3.8809867913755" calcext:value-type="float">
            <text:p>23.880986791375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4.7117870812504" calcext:value-type="float">
            <text:p>14.711787081250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6.8819454676117" calcext:value-type="float">
            <text:p>16.881945467611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8.6749911001966" calcext:value-type="float">
            <text:p>28.674991100196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8.6111663876335" calcext:value-type="float">
            <text:p>28.611166387633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2.1583087591141" calcext:value-type="float">
            <text:p>32.158308759114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4.9276630292883" calcext:value-type="float">
            <text:p>14.927663029288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2.4678662577749" calcext:value-type="float">
            <text:p>22.467866257774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7.2017582024219" calcext:value-type="float">
            <text:p>27.201758202421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3.7371887228136" calcext:value-type="float">
            <text:p>23.737188722813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6.6348935899624" calcext:value-type="float">
            <text:p>16.634893589962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9.4650840986309" calcext:value-type="float">
            <text:p>29.465084098630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8.2456917566579" calcext:value-type="float">
            <text:p>28.245691756657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7.1154705890766" calcext:value-type="float">
            <text:p>17.115470589076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.9175738303553" calcext:value-type="float">
            <text:p>14.917573830355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2.0730578387997" calcext:value-type="float">
            <text:p>22.073057838799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5.1071585032255" calcext:value-type="float">
            <text:p>15.107158503225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7.4028014651279" calcext:value-type="float">
            <text:p>27.402801465127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1.5741515678715" calcext:value-type="float">
            <text:p>31.574151567871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4.7966535195399" calcext:value-type="float">
            <text:p>24.796653519539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4.9098827828975" calcext:value-type="float">
            <text:p>14.909882782897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4.1994461051008" calcext:value-type="float">
            <text:p>14.199446105100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2.834400720848" calcext:value-type="float">
            <text:p>22.83440072084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4.5261774260663" calcext:value-type="float">
            <text:p>24.526177426066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0.5149116476758" calcext:value-type="float">
            <text:p>20.514911647675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26.1016094516115" calcext:value-type="float">
            <text:p>26.101609451611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5.8334699587527" calcext:value-type="float">
            <text:p>25.833469958752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7.3124011946568" calcext:value-type="float">
            <text:p>27.312401194656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9.9973223902298" calcext:value-type="float">
            <text:p>29.997322390229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1.4498733300658" calcext:value-type="float">
            <text:p>21.449873330065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7.2221711729873" calcext:value-type="float">
            <text:p>17.222171172987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9.8644612803503" calcext:value-type="float">
            <text:p>29.864461280350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8.966950550548" calcext:value-type="float">
            <text:p>18.96695055054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1.7101790639178" calcext:value-type="float">
            <text:p>21.710179063917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8.5330307102116" calcext:value-type="float">
            <text:p>28.533030710211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5.065234418844" calcext:value-type="float">
            <text:p>25.06523441884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4.7018527318547" calcext:value-type="float">
            <text:p>24.701852731854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9.603923989979" calcext:value-type="float">
            <text:p>19.60392398997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1.4550694261431" calcext:value-type="float">
            <text:p>21.455069426143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6.8092970075969" calcext:value-type="float">
            <text:p>26.809297007596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7.2910902436629" calcext:value-type="float">
            <text:p>17.291090243662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5.8066017071627" calcext:value-type="float">
            <text:p>25.806601707162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0.1995273612001" calcext:value-type="float">
            <text:p>20.199527361200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5.1283018459169" calcext:value-type="float">
            <text:p>15.128301845916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9.7462860165317" calcext:value-type="float">
            <text:p>29.746286016531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3.9064348687653" calcext:value-type="float">
            <text:p>23.906434868765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4.2365689726796" calcext:value-type="float">
            <text:p>24.236568972679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3.7191356573438" calcext:value-type="float">
            <text:p>23.719135657343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2.2235380632185" calcext:value-type="float">
            <text:p>22.223538063218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7.5481538113932" calcext:value-type="float">
            <text:p>17.548153811393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8.3129034244409" calcext:value-type="float">
            <text:p>18.312903424440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2.286210612602" calcext:value-type="float">
            <text:p>22.28621061260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5.785100045154" calcext:value-type="float">
            <text:p>25.78510004515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.8355695201803" calcext:value-type="float">
            <text:p>22.835569520180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6.9133786927145" calcext:value-type="float">
            <text:p>26.913378692714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6.804703288952" calcext:value-type="float">
            <text:p>26.80470328895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4.1244685804024" calcext:value-type="float">
            <text:p>24.124468580402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5.1268708438184" calcext:value-type="float">
            <text:p>25.126870843818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.855698755888" calcext:value-type="float">
            <text:p>15.85569875588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1.4800133754049" calcext:value-type="float">
            <text:p>21.480013375404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28.9321235433421" calcext:value-type="float">
            <text:p>28.932123543342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5.5287551449114" calcext:value-type="float">
            <text:p>25.528755144911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7.992202690589" calcext:value-type="float">
            <text:p>27.99220269058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1.4885785806764" calcext:value-type="float">
            <text:p>31.488578580676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7.0620885507304" calcext:value-type="float">
            <text:p>27.062088550730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3.4170120631522" calcext:value-type="float">
            <text:p>23.417012063152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27.060123030243" calcext:value-type="float">
            <text:p>27.06012303024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0.8113673756904" calcext:value-type="float">
            <text:p>30.811367375690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1.4087253576409" calcext:value-type="float">
            <text:p>21.408725357640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5.8700477605559" calcext:value-type="float">
            <text:p>25.870047760555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2.0047929524823" calcext:value-type="float">
            <text:p>22.004792952482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8.6655094420772" calcext:value-type="float">
            <text:p>18.66550944207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3.7623297823372" calcext:value-type="float">
            <text:p>23.762329782337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5.6446028659275" calcext:value-type="float">
            <text:p>25.644602865927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2.2905049664294" calcext:value-type="float">
            <text:p>22.290504966429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9.4204282312248" calcext:value-type="float">
            <text:p>19.420428231224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2.4558376721434" calcext:value-type="float">
            <text:p>22.455837672143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8.8323934914212" calcext:value-type="float">
            <text:p>18.832393491421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5.2039171879641" calcext:value-type="float">
            <text:p>25.203917187964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3.9227780921065" calcext:value-type="float">
            <text:p>13.922778092106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1.0621971668026" calcext:value-type="float">
            <text:p>21.062197166802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7.622618317687" calcext:value-type="float">
            <text:p>27.62261831768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9.9824811760093" calcext:value-type="float">
            <text:p>29.982481176009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3.9343767895907" calcext:value-type="float">
            <text:p>23.934376789590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1.896509037811" calcext:value-type="float">
            <text:p>21.89650903781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5.35752634165" calcext:value-type="float">
            <text:p>25.3575263416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7.6023304299119" calcext:value-type="float">
            <text:p>17.602330429911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0.3692440578265" calcext:value-type="float">
            <text:p>20.369244057826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8.3985512535551" calcext:value-type="float">
            <text:p>18.398551253555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0.2970685741244" calcext:value-type="float">
            <text:p>20.297068574124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18.7022047640875" calcext:value-type="float">
            <text:p>18.702204764087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5.3649438334282" calcext:value-type="float">
            <text:p>15.364943833428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8.6221879219882" calcext:value-type="float">
            <text:p>18.622187921988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0.0672450421121" calcext:value-type="float">
            <text:p>20.067245042112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7.2985361245717" calcext:value-type="float">
            <text:p>27.298536124571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5.0642881587693" calcext:value-type="float">
            <text:p>25.064288158769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2.2854259914727" calcext:value-type="float">
            <text:p>22.285425991472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4.4000822887488" calcext:value-type="float">
            <text:p>24.400082288748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AVERAGE([.B2:.B401])" office:value-type="float" office:value="50.15" calcext:value-type="float">
            <text:p>50.15</text:p>
          </table:table-cell>
          <table:table-cell table:formula="of:=AVERAGE([.C2:.C401])" office:value-type="float" office:value="16.4775" calcext:value-type="float">
            <text:p>16.4775</text:p>
          </table:table-cell>
          <table:table-cell table:formula="of:=AVERAGE([.D2:.D401])" office:value-type="float" office:value="16.8325" calcext:value-type="float">
            <text:p>16.8325</text:p>
          </table:table-cell>
          <table:table-cell table:formula="of:=AVERAGE([.E2:.E401])" office:value-type="float" office:value="44.56" calcext:value-type="float">
            <text:p>44.56</text:p>
          </table:table-cell>
          <table:table-cell table:formula="of:=AVERAGE([.F2:.F401])" office:value-type="float" office:value="42.0975" calcext:value-type="float">
            <text:p>42.0975</text:p>
          </table:table-cell>
          <table:table-cell table:formula="of:=AVERAGE([.G2:.G401])" office:value-type="float" office:value="23.8119927279069" calcext:value-type="float">
            <text:p>23.8119927279069</text:p>
          </table:table-cell>
        </table:table-row>
      </table:table>
      <table:table table:name="Data_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l.No</text:p>
          </table:table-cell>
          <table:table-cell office:value-type="string" calcext:value-type="string">
            <text:p><text:s/>n</text:p>
          </table:table-cell>
          <table:table-cell office:value-type="string" calcext:value-type="string">
            <text:p><text:s/>c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Total Flow</text:p>
          </table:table-cell>
          <table:table-cell office:value-type="string" calcext:value-type="string">
            <text:p><text:s/>Total Util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7.8997185078743" calcext:value-type="float">
            <text:p>27.89971850787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3.2932699169181" calcext:value-type="float">
            <text:p>23.29326991691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5.5905403558994" calcext:value-type="float">
            <text:p>25.59054035589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8.4669536972045" calcext:value-type="float">
            <text:p>18.4669536972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6.6786704254109" calcext:value-type="float">
            <text:p>26.67867042541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7.5312895399918" calcext:value-type="float">
            <text:p>27.53128953999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1.8949029553429" calcext:value-type="float">
            <text:p>31.8949029553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3.8671700332356" calcext:value-type="float">
            <text:p>23.86717003323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0.3454195180885" calcext:value-type="float">
            <text:p>30.34541951808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6.8924898495887" calcext:value-type="float">
            <text:p>26.89248984958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0.2492419710303" calcext:value-type="float">
            <text:p>20.24924197103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3.5737982588975" calcext:value-type="float">
            <text:p>23.57379825889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9.2653382991857" calcext:value-type="float">
            <text:p>29.2653382991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3.6796219606701" calcext:value-type="float">
            <text:p>23.67962196067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4.5983899242499" calcext:value-type="float">
            <text:p>24.59838992424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9.3187757824039" calcext:value-type="float">
            <text:p>19.31877578240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1.5899037919457" calcext:value-type="float">
            <text:p>21.58990379194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6.7060776784547" calcext:value-type="float">
            <text:p>16.70607767845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6.7939273476703" calcext:value-type="float">
            <text:p>26.79392734767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7.9837002004311" calcext:value-type="float">
            <text:p>17.98370020043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8.7037343992035" calcext:value-type="float">
            <text:p>28.70373439920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1.4752656330249" calcext:value-type="float">
            <text:p>21.47526563302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5.9329791262595" calcext:value-type="float">
            <text:p>25.93297912625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.3049183952841" calcext:value-type="float">
            <text:p>30.30491839528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7.6408656856519" calcext:value-type="float">
            <text:p>17.64086568565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7.8023571912577" calcext:value-type="float">
            <text:p>27.80235719125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6.0882056869247" calcext:value-type="float">
            <text:p>26.08820568692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5.9957174946761" calcext:value-type="float">
            <text:p>25.99571749467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0.5144874026629" calcext:value-type="float">
            <text:p>20.51448740266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6.4166256927234" calcext:value-type="float">
            <text:p>16.41662569272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9.6355774065921" calcext:value-type="float">
            <text:p>19.63557740659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0.3984785863778" calcext:value-type="float">
            <text:p>20.39847858637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8.7351294629767" calcext:value-type="float">
            <text:p>28.73512946297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1.8180924138678" calcext:value-type="float">
            <text:p>21.81809241386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1.3287101579688" calcext:value-type="float">
            <text:p>21.32871015796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4.8685466226208" calcext:value-type="float">
            <text:p>24.86854662262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.401122302435" calcext:value-type="float">
            <text:p>20.4011223024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3.0884907645732" calcext:value-type="float">
            <text:p>23.08849076457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5.2404034826526" calcext:value-type="float">
            <text:p>25.24040348265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8.5951036079741" calcext:value-type="float">
            <text:p>18.59510360797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.7643251561962" calcext:value-type="float">
            <text:p>21.76432515619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7.9385696007024" calcext:value-type="float">
            <text:p>17.93856960070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7.6586218977806" calcext:value-type="float">
            <text:p>27.65862189778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7.3457768067636" calcext:value-type="float">
            <text:p>27.34577680676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5.0538167507652" calcext:value-type="float">
            <text:p>25.05381675076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5.5866798981569" calcext:value-type="float">
            <text:p>15.58667989815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1.9324275650774" calcext:value-type="float">
            <text:p>21.93242756507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4.4940702778227" calcext:value-type="float">
            <text:p>24.49407027782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3.408714531955" calcext:value-type="float">
            <text:p>23.4087145319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5.0469873935624" calcext:value-type="float">
            <text:p>15.04698739356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6.6131168414861" calcext:value-type="float">
            <text:p>16.61311684148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6.8480066024969" calcext:value-type="float">
            <text:p>26.84800660249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4.811928437583" calcext:value-type="float">
            <text:p>24.8119284375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6.5075913150114" calcext:value-type="float">
            <text:p>26.50759131501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8.5958507955079" calcext:value-type="float">
            <text:p>28.59585079550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2.548954468282" calcext:value-type="float">
            <text:p>22.5489544682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9.0779036974368" calcext:value-type="float">
            <text:p>29.0779036974368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6.9613879902648" calcext:value-type="float">
            <text:p>26.96138799026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9.7857215030417" calcext:value-type="float">
            <text:p>29.78572150304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7.7570642426495" calcext:value-type="float">
            <text:p>17.75706424264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2.1610177308675" calcext:value-type="float">
            <text:p>22.16101773086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6.0826206359441" calcext:value-type="float">
            <text:p>26.08262063594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.2691156324259" calcext:value-type="float">
            <text:p>16.26911563242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5.9617090814382" calcext:value-type="float">
            <text:p>25.96170908143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2.7262062621434" calcext:value-type="float">
            <text:p>12.72620626214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3.1875413593698" calcext:value-type="float">
            <text:p>23.18754135936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23.3712177784836" calcext:value-type="float">
            <text:p>23.37121777848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9.4170734782567" calcext:value-type="float">
            <text:p>29.41707347825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8.4546171601258" calcext:value-type="float">
            <text:p>18.45461716012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25.8456886239062" calcext:value-type="float">
            <text:p>25.845688623906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8.9709990273757" calcext:value-type="float">
            <text:p>28.97099902737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5.4776810662554" calcext:value-type="float">
            <text:p>25.47768106625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.4723212939965" calcext:value-type="float">
            <text:p>22.47232129399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2.9129637647305" calcext:value-type="float">
            <text:p>12.91296376473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1.2091875508701" calcext:value-type="float">
            <text:p>21.20918755087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.0749116471959" calcext:value-type="float">
            <text:p>32.07491164719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9.4360676429072" calcext:value-type="float">
            <text:p>19.43606764290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.7577121145321" calcext:value-type="float">
            <text:p>22.75771211453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9.33309983663774" calcext:value-type="float">
            <text:p>9.333099836637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1.9607589161914" calcext:value-type="float">
            <text:p>21.96075891619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7.8727556741172" calcext:value-type="float">
            <text:p>17.87275567411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9.4798323772482" calcext:value-type="float">
            <text:p>19.47983237724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8.0617578524838" calcext:value-type="float">
            <text:p>28.06175785248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8.4116536415369" calcext:value-type="float">
            <text:p>18.41165364153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8.0093834541541" calcext:value-type="float">
            <text:p>18.00938345415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1.1185545385061" calcext:value-type="float">
            <text:p>31.11855453850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3.6423145685981" calcext:value-type="float">
            <text:p>23.64231456859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29.4801324885885" calcext:value-type="float">
            <text:p>29.48013248858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6.9396739844014" calcext:value-type="float">
            <text:p>26.93967398440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6.8832747966929" calcext:value-type="float">
            <text:p>26.88327479669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.4426158344564" calcext:value-type="float">
            <text:p>15.44261583445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2.4277318059474" calcext:value-type="float">
            <text:p>22.42773180594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9.5399231313447" calcext:value-type="float">
            <text:p>19.53992313134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13.433688251366" calcext:value-type="float">
            <text:p>13.4336882513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9.8150759833423" calcext:value-type="float">
            <text:p>29.81507598334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20.5539504373374" calcext:value-type="float">
            <text:p>20.55395043733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6.6280091391625" calcext:value-type="float">
            <text:p>26.62800913916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2.1406644943228" calcext:value-type="float">
            <text:p>22.14066449432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9.33415135204" calcext:value-type="float">
            <text:p>29.334151352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8.4313311040793" calcext:value-type="float">
            <text:p>28.431331104079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36.1893761153705" calcext:value-type="float">
            <text:p>36.18937611537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.6757256611847" calcext:value-type="float">
            <text:p>20.67572566118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4.0766982875291" calcext:value-type="float">
            <text:p>24.076698287529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0.602085515173" calcext:value-type="float">
            <text:p>20.60208551517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0.9409716936669" calcext:value-type="float">
            <text:p>30.940971693666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0.3082833226171" calcext:value-type="float">
            <text:p>20.308283322617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30.4898021099787" calcext:value-type="float">
            <text:p>30.489802109978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27.8046400853533" calcext:value-type="float">
            <text:p>27.804640085353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2.9664874045706" calcext:value-type="float">
            <text:p>32.96648740457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9.6412360268025" calcext:value-type="float">
            <text:p>29.64123602680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30.073937989515" calcext:value-type="float">
            <text:p>30.0739379895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27.8411329046025" calcext:value-type="float">
            <text:p>27.841132904602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20.1702161380043" calcext:value-type="float">
            <text:p>20.170216138004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33.3076786057891" calcext:value-type="float">
            <text:p>33.307678605789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37.3376410620114" calcext:value-type="float">
            <text:p>37.33764106201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31.6752469321513" calcext:value-type="float">
            <text:p>31.67524693215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2.8342037034041" calcext:value-type="float">
            <text:p>32.83420370340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28.3074849580773" calcext:value-type="float">
            <text:p>28.307484958077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20.6983770247851" calcext:value-type="float">
            <text:p>20.69837702478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0.3737405878439" calcext:value-type="float">
            <text:p>20.373740587843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18.9985341458794" calcext:value-type="float">
            <text:p>18.998534145879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25.0074511108495" calcext:value-type="float">
            <text:p>25.007451110849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0.8258863932083" calcext:value-type="float">
            <text:p>30.82588639320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34.8488091536939" calcext:value-type="float">
            <text:p>34.848809153693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8.3375737267571" calcext:value-type="float">
            <text:p>28.337573726757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21.639782856475" calcext:value-type="float">
            <text:p>21.63978285647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26.3638520485672" calcext:value-type="float">
            <text:p>26.36385204856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20.4396077064886" calcext:value-type="float">
            <text:p>20.439607706488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1.5603135237282" calcext:value-type="float">
            <text:p>21.56031352372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0.9721783405741" calcext:value-type="float">
            <text:p>30.972178340574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28.9215748710551" calcext:value-type="float">
            <text:p>28.921574871055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23.2321433860685" calcext:value-type="float">
            <text:p>23.232143386068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34.6141547873564" calcext:value-type="float">
            <text:p>34.614154787356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6.9224372759309" calcext:value-type="float">
            <text:p>26.922437275930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36.6454741595763" calcext:value-type="float">
            <text:p>36.645474159576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8.7360150665576" calcext:value-type="float">
            <text:p>38.736015066557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26.5496219722294" calcext:value-type="float">
            <text:p>26.549621972229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6.0242309030023" calcext:value-type="float">
            <text:p>26.024230903002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4.6644632953964" calcext:value-type="float">
            <text:p>34.66446329539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.0547902284792" calcext:value-type="float">
            <text:p>30.054790228479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8.5655682982999" calcext:value-type="float">
            <text:p>28.565568298299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26.0715991716367" calcext:value-type="float">
            <text:p>26.071599171636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7.4554017673456" calcext:value-type="float">
            <text:p>17.455401767345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32.6618831407873" calcext:value-type="float">
            <text:p>32.661883140787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34.1955708613113" calcext:value-type="float">
            <text:p>34.195570861311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32.402052517063" calcext:value-type="float">
            <text:p>32.40205251706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1.8099031923412" calcext:value-type="float">
            <text:p>21.80990319234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26.3188094896659" calcext:value-type="float">
            <text:p>26.318809489665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8.0128106575021" calcext:value-type="float">
            <text:p>28.01281065750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5.5490578179941" calcext:value-type="float">
            <text:p>25.549057817994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0.260256668565" calcext:value-type="float">
            <text:p>30.26025666856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7.9567676348421" calcext:value-type="float">
            <text:p>27.956767634842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31.5407966684214" calcext:value-type="float">
            <text:p>31.540796668421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18.6072050630919" calcext:value-type="float">
            <text:p>18.607205063091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35.2280453494851" calcext:value-type="float">
            <text:p>35.22804534948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9.401229080015" calcext:value-type="float">
            <text:p>19.4012290800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20.7234541796747" calcext:value-type="float">
            <text:p>20.723454179674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15.1534980704378" calcext:value-type="float">
            <text:p>15.153498070437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40.1503918772379" calcext:value-type="float">
            <text:p>40.150391877237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7.9609211519133" calcext:value-type="float">
            <text:p>27.960921151913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25.0476283907264" calcext:value-type="float">
            <text:p>25.047628390726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21.1389805080231" calcext:value-type="float">
            <text:p>21.138980508023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30.1978110399726" calcext:value-type="float">
            <text:p>30.19781103997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33.7199809880557" calcext:value-type="float">
            <text:p>33.719980988055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34.3224526144833" calcext:value-type="float">
            <text:p>34.322452614483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8.0005832037121" calcext:value-type="float">
            <text:p>28.000583203712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0.9763174371212" calcext:value-type="float">
            <text:p>20.97631743712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9.5399522805328" calcext:value-type="float">
            <text:p>29.539952280532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29.2168821137539" calcext:value-type="float">
            <text:p>29.216882113753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29.167297760429" calcext:value-type="float">
            <text:p>29.16729776042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22.9481834174194" calcext:value-type="float">
            <text:p>22.948183417419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3.4911642982896" calcext:value-type="float">
            <text:p>23.491164298289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34.3810234600953" calcext:value-type="float">
            <text:p>34.381023460095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1.1017271745509" calcext:value-type="float">
            <text:p>21.10172717455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4.956692478811" calcext:value-type="float">
            <text:p>24.95669247881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33.4898538594161" calcext:value-type="float">
            <text:p>33.489853859416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28.6418492379574" calcext:value-type="float">
            <text:p>28.641849237957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30.3484486710148" calcext:value-type="float">
            <text:p>30.348448671014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4.9396040741794" calcext:value-type="float">
            <text:p>24.93960407417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30.9909976575414" calcext:value-type="float">
            <text:p>30.990997657541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26.6670350405413" calcext:value-type="float">
            <text:p>26.66703504054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9.4616563928311" calcext:value-type="float">
            <text:p>29.461656392831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27.9620112652266" calcext:value-type="float">
            <text:p>27.962011265226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31.2507112404844" calcext:value-type="float">
            <text:p>31.250711240484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24.9326880816222" calcext:value-type="float">
            <text:p>24.932688081622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31.3644842214127" calcext:value-type="float">
            <text:p>31.364484221412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19.957461476577" calcext:value-type="float">
            <text:p>19.95746147657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6.3660586661407" calcext:value-type="float">
            <text:p>26.366058666140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34.6677523149796" calcext:value-type="float">
            <text:p>34.66775231497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30.7884186800129" calcext:value-type="float">
            <text:p>30.788418680012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4.8025777608411" calcext:value-type="float">
            <text:p>34.80257776084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1.0402316069764" calcext:value-type="float">
            <text:p>31.040231606976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25.5804012810981" calcext:value-type="float">
            <text:p>25.580401281098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30.4636753437572" calcext:value-type="float">
            <text:p>30.463675343757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30.7020171381838" calcext:value-type="float">
            <text:p>30.702017138183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33.9932338221783" calcext:value-type="float">
            <text:p>33.993233822178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5.1596419586646" calcext:value-type="float">
            <text:p>15.159641958664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30.0097268631205" calcext:value-type="float">
            <text:p>30.00972686312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27.2680991435265" calcext:value-type="float">
            <text:p>27.26809914352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28.1819916376659" calcext:value-type="float">
            <text:p>28.181991637665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2.0752625910461" calcext:value-type="float">
            <text:p>12.075262591046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2.1890707328327" calcext:value-type="float">
            <text:p>12.189070732832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.4035019953456" calcext:value-type="float">
            <text:p>10.403501995345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0.5189778149587" calcext:value-type="float">
            <text:p>10.518977814958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7.4920281693832" calcext:value-type="float">
            <text:p>17.492028169383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4.8489153488901" calcext:value-type="float">
            <text:p>14.84891534889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0.1641186387169" calcext:value-type="float">
            <text:p>10.164118638716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3.3435845699433" calcext:value-type="float">
            <text:p>13.343584569943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9.82486679586548" calcext:value-type="float">
            <text:p>9.8248667958654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3.3175031621892" calcext:value-type="float">
            <text:p>13.317503162189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.3964735972762" calcext:value-type="float">
            <text:p>10.396473597276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6.1269253480244" calcext:value-type="float">
            <text:p>16.126925348024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6.1862822748502" calcext:value-type="float">
            <text:p>16.186282274850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3.7671048215755" calcext:value-type="float">
            <text:p>13.767104821575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1.4037254138684" calcext:value-type="float">
            <text:p>11.403725413868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0.7447512723336" calcext:value-type="float">
            <text:p>10.744751272333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.6705945155868" calcext:value-type="float">
            <text:p>10.670594515586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2.4956926392038" calcext:value-type="float">
            <text:p>12.495692639203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.53414342427373" calcext:value-type="float">
            <text:p>7.5341434242737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2.8791904343246" calcext:value-type="float">
            <text:p>12.879190434324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1.630161725763" calcext:value-type="float">
            <text:p>11.63016172576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.6159652898923" calcext:value-type="float">
            <text:p>10.615965289892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6.8534703194441" calcext:value-type="float">
            <text:p>16.853470319444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8.66237804948017" calcext:value-type="float">
            <text:p>8.6623780494801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6.4774929878218" calcext:value-type="float">
            <text:p>16.477492987821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4.3344775810517" calcext:value-type="float">
            <text:p>14.334477581051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2.0545844561992" calcext:value-type="float">
            <text:p>12.054584456199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5.3042905968209" calcext:value-type="float">
            <text:p>15.304290596820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8.6857279100323" calcext:value-type="float">
            <text:p>18.685727910032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9.65613826979739" calcext:value-type="float">
            <text:p>9.6561382697973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8.82876162475211" calcext:value-type="float">
            <text:p>8.8287616247521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6.10424251424145" calcext:value-type="float">
            <text:p>6.1042425142414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.67544226657565" calcext:value-type="float">
            <text:p>9.6754422665756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8.40470255223191" calcext:value-type="float">
            <text:p>8.4047025522319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4.7943064854599" calcext:value-type="float">
            <text:p>14.794306485459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4.7342261003945" calcext:value-type="float">
            <text:p>14.734226100394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7.9713195290122" calcext:value-type="float">
            <text:p>7.97131952901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4.3829045877585" calcext:value-type="float">
            <text:p>14.382904587758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9.81781795770489" calcext:value-type="float">
            <text:p>9.817817957704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.2109583939248" calcext:value-type="float">
            <text:p>20.210958393924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.52327700983979" calcext:value-type="float">
            <text:p>7.5232770098397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4.2791391889533" calcext:value-type="float">
            <text:p>14.279139188953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2.0471591799437" calcext:value-type="float">
            <text:p>12.047159179943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3.6024338169036" calcext:value-type="float">
            <text:p>13.602433816903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1.3584057403163" calcext:value-type="float">
            <text:p>11.358405740316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.2607463047867" calcext:value-type="float">
            <text:p>10.260746304786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0.4109417494148" calcext:value-type="float">
            <text:p>10.410941749414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8.1685282412605" calcext:value-type="float">
            <text:p>18.168528241260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1.7391115263765" calcext:value-type="float">
            <text:p>11.73911152637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.780496960888" calcext:value-type="float">
            <text:p>14.78049696088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0.8589627233287" calcext:value-type="float">
            <text:p>10.858962723328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8.3218557289508" calcext:value-type="float">
            <text:p>18.321855728950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1.7136164392554" calcext:value-type="float">
            <text:p>11.713616439255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4.1113367599373" calcext:value-type="float">
            <text:p>14.11133675993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2.8578133030858" calcext:value-type="float">
            <text:p>12.85781330308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1.5040589866793" calcext:value-type="float">
            <text:p>11.504058986679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5.3278427823232" calcext:value-type="float">
            <text:p>15.327842782323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2.3331493308397" calcext:value-type="float">
            <text:p>12.333149330839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2.8849703647813" calcext:value-type="float">
            <text:p>12.884970364781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1.5494520126024" calcext:value-type="float">
            <text:p>11.549452012602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1.1148329780333" calcext:value-type="float">
            <text:p>11.114832978033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.71420544872633" calcext:value-type="float">
            <text:p>8.7142054487263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5.5562782393637" calcext:value-type="float">
            <text:p>15.556278239363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2.6489612833418" calcext:value-type="float">
            <text:p>12.64896128334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.8403504857898" calcext:value-type="float">
            <text:p>10.840350485789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0.1566071233535" calcext:value-type="float">
            <text:p>10.156607123353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6.0490975243001" calcext:value-type="float">
            <text:p>16.04909752430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.638018229137" calcext:value-type="float">
            <text:p>10.63801822913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4.9823019134387" calcext:value-type="float">
            <text:p>14.982301913438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5.4001201710914" calcext:value-type="float">
            <text:p>15.400120171091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1.5841835611228" calcext:value-type="float">
            <text:p>11.584183561122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3.4425728796196" calcext:value-type="float">
            <text:p>13.442572879619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9.46298483614185" calcext:value-type="float">
            <text:p>9.4629848361418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1.2464117647356" calcext:value-type="float">
            <text:p>11.246411764735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.8247291956398" calcext:value-type="float">
            <text:p>10.824729195639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6.1211776670124" calcext:value-type="float">
            <text:p>16.121177667012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7.68922526115915" calcext:value-type="float">
            <text:p>7.6892252611591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.4121915300451" calcext:value-type="float">
            <text:p>10.412191530045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2.4328946152632" calcext:value-type="float">
            <text:p>12.432894615263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2.2085620049397" calcext:value-type="float">
            <text:p>12.208562004939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4.6018760685151" calcext:value-type="float">
            <text:p>14.601876068515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.0183142889826" calcext:value-type="float">
            <text:p>10.018314288982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5.8774387079222" calcext:value-type="float">
            <text:p>15.877438707922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7.5830457150258" calcext:value-type="float">
            <text:p>17.583045715025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8.1813302940394" calcext:value-type="float">
            <text:p>18.181330294039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.97441482991035" calcext:value-type="float">
            <text:p>9.9744148299103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6.6556748486775" calcext:value-type="float">
            <text:p>16.655674848677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1.9737601410617" calcext:value-type="float">
            <text:p>11.973760141061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2.1506071100982" calcext:value-type="float">
            <text:p>12.150607110098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1.9349367733017" calcext:value-type="float">
            <text:p>11.934936773301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1.2786821273617" calcext:value-type="float">
            <text:p>11.278682127361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1.9248529246744" calcext:value-type="float">
            <text:p>11.924852924674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7.7753520870899" calcext:value-type="float">
            <text:p>17.775352087089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9.87200058400682" calcext:value-type="float">
            <text:p>9.8720005840068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9.70757234993322" calcext:value-type="float">
            <text:p>9.7075723499332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.9113643367215" calcext:value-type="float">
            <text:p>11.911364336721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3.2072176060985" calcext:value-type="float">
            <text:p>13.207217606098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3.2556568846955" calcext:value-type="float">
            <text:p>13.255656884695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8.1609372283825" calcext:value-type="float">
            <text:p>18.16093722838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.3732912141593" calcext:value-type="float">
            <text:p>14.373291214159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7.8080132369958" calcext:value-type="float">
            <text:p>27.808013236995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0.834518325587" calcext:value-type="float">
            <text:p>20.83451832558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0.9403965312387" calcext:value-type="float">
            <text:p>20.940396531238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4.3506080718875" calcext:value-type="float">
            <text:p>14.350608071887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.6269789033611" calcext:value-type="float">
            <text:p>15.626978903361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4.5566335233209" calcext:value-type="float">
            <text:p>24.556633523320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6.7584968417905" calcext:value-type="float">
            <text:p>26.758496841790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8.1879243562467" calcext:value-type="float">
            <text:p>28.187924356246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3.3186595587459" calcext:value-type="float">
            <text:p>13.318659558745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7.6248770507512" calcext:value-type="float">
            <text:p>17.62487705075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5.1872159912038" calcext:value-type="float">
            <text:p>25.187215991203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.9841651925362" calcext:value-type="float">
            <text:p>20.984165192536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4.3598595663187" calcext:value-type="float">
            <text:p>14.359859566318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3.6326128959223" calcext:value-type="float">
            <text:p>23.632612895922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5.3106421200555" calcext:value-type="float">
            <text:p>25.310642120055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6.0025919985961" calcext:value-type="float">
            <text:p>16.002591998596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3.5376863687393" calcext:value-type="float">
            <text:p>13.537686368739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9.8435262592213" calcext:value-type="float">
            <text:p>19.843526259221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3.8739130535989" calcext:value-type="float">
            <text:p>13.873913053598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4.2008892175701" calcext:value-type="float">
            <text:p>24.200889217570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6.3804070178207" calcext:value-type="float">
            <text:p>26.380407017820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0.8710099361343" calcext:value-type="float">
            <text:p>20.871009936134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3.6257083575856" calcext:value-type="float">
            <text:p>13.625708357585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3.1302303541572" calcext:value-type="float">
            <text:p>13.130230354157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0.040841195519" calcext:value-type="float">
            <text:p>20.04084119551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0.7765091044113" calcext:value-type="float">
            <text:p>20.776509104411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8.6667073275221" calcext:value-type="float">
            <text:p>18.666707327522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22.1814571711657" calcext:value-type="float">
            <text:p>22.181457171165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2.4867593740557" calcext:value-type="float">
            <text:p>22.486759374055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3.2772940286851" calcext:value-type="float">
            <text:p>23.277294028685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7.1220497520406" calcext:value-type="float">
            <text:p>27.122049752040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8.3440880233691" calcext:value-type="float">
            <text:p>18.344088023369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6.0565283629778" calcext:value-type="float">
            <text:p>16.056528362977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6.7948421228513" calcext:value-type="float">
            <text:p>26.794842122851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7.8306912026303" calcext:value-type="float">
            <text:p>17.830691202630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9.8178129825583" calcext:value-type="float">
            <text:p>19.817812982558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4.0557115057491" calcext:value-type="float">
            <text:p>24.055711505749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3.1209322473549" calcext:value-type="float">
            <text:p>23.120932247354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2.7407867040709" calcext:value-type="float">
            <text:p>22.740786704070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6.9256684940023" calcext:value-type="float">
            <text:p>16.925668494002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8.1862453475284" calcext:value-type="float">
            <text:p>18.186245347528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3.9949498816751" calcext:value-type="float">
            <text:p>23.994949881675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5.5797176544191" calcext:value-type="float">
            <text:p>15.579717654419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2.2651051268135" calcext:value-type="float">
            <text:p>22.265105126813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7.9018031983438" calcext:value-type="float">
            <text:p>17.901803198343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3.7609260113836" calcext:value-type="float">
            <text:p>13.760926011383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5.7215217609006" calcext:value-type="float">
            <text:p>25.721521760900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1.5127881298144" calcext:value-type="float">
            <text:p>21.512788129814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1.2811734407011" calcext:value-type="float">
            <text:p>21.28117344070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0.4456747540555" calcext:value-type="float">
            <text:p>20.445674754055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9.194322671249" calcext:value-type="float">
            <text:p>19.19432267124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6.0852696133974" calcext:value-type="float">
            <text:p>16.085269613397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5.7618474485045" calcext:value-type="float">
            <text:p>15.761847448504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0.1551022409555" calcext:value-type="float">
            <text:p>20.155102240955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3.5074867242903" calcext:value-type="float">
            <text:p>23.507486724290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1.6864920837593" calcext:value-type="float">
            <text:p>21.686492083759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3.8557099388997" calcext:value-type="float">
            <text:p>23.855709938899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3.6271239798301" calcext:value-type="float">
            <text:p>23.627123979830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.3737754342423" calcext:value-type="float">
            <text:p>21.373775434242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0.9270965783754" calcext:value-type="float">
            <text:p>20.927096578375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.0418998374175" calcext:value-type="float">
            <text:p>15.041899837417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9.1794802777706" calcext:value-type="float">
            <text:p>19.179480277770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24.3329572219664" calcext:value-type="float">
            <text:p>24.332957221966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.9559918574095" calcext:value-type="float">
            <text:p>21.955991857409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4.2954421251849" calcext:value-type="float">
            <text:p>24.295442125184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5.9491516667693" calcext:value-type="float">
            <text:p>25.949151666769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3.0348692949948" calcext:value-type="float">
            <text:p>23.034869294994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1.185655790189" calcext:value-type="float">
            <text:p>21.18565579018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23.3212190694608" calcext:value-type="float">
            <text:p>23.321219069460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7.3293880663057" calcext:value-type="float">
            <text:p>27.329388066305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8.8429228573799" calcext:value-type="float">
            <text:p>18.842922857379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3.0953577914521" calcext:value-type="float">
            <text:p>23.095357791452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9.3086157174704" calcext:value-type="float">
            <text:p>19.308615717470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6.4060467019974" calcext:value-type="float">
            <text:p>16.406046701997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1.3948165524739" calcext:value-type="float">
            <text:p>21.394816552473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.6560879258148" calcext:value-type="float">
            <text:p>22.656087925814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9.4468223683991" calcext:value-type="float">
            <text:p>19.446822368399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8.6067256964273" calcext:value-type="float">
            <text:p>18.606725696427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0.19089021286" calcext:value-type="float">
            <text:p>20.1908902128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6.2052688438624" calcext:value-type="float">
            <text:p>16.205268843862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2.7452022968029" calcext:value-type="float">
            <text:p>22.745202296802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.3429224923562" calcext:value-type="float">
            <text:p>12.342922492356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9.0914527718479" calcext:value-type="float">
            <text:p>19.091452771847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4.8727977264547" calcext:value-type="float">
            <text:p>24.872797726454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6.620445826594" calcext:value-type="float">
            <text:p>26.62044582659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1.1023414715797" calcext:value-type="float">
            <text:p>21.102341471579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9.7346056843223" calcext:value-type="float">
            <text:p>19.734605684322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1.204948617424" calcext:value-type="float">
            <text:p>21.20494861742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5.2417486035511" calcext:value-type="float">
            <text:p>15.241748603551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7.1822749482415" calcext:value-type="float">
            <text:p>17.18227494824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.8300775554476" calcext:value-type="float">
            <text:p>16.830077555447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8.055805041778" calcext:value-type="float">
            <text:p>18.05580504177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17.590122050268" calcext:value-type="float">
            <text:p>17.59012205026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.7555301025783" calcext:value-type="float">
            <text:p>12.755530102578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6.990312236862" calcext:value-type="float">
            <text:p>16.99031223686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8.6701984557443" calcext:value-type="float">
            <text:p>18.670198455744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3.0009259795108" calcext:value-type="float">
            <text:p>23.000925979510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.8055090003144" calcext:value-type="float">
            <text:p>19.805509000314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9.8350855383516" calcext:value-type="float">
            <text:p>19.835085538351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2.1872088306385" calcext:value-type="float">
            <text:p>22.187208830638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AVERAGE([.B2:.B401])" office:value-type="float" office:value="50.15" calcext:value-type="float">
            <text:p>50.15</text:p>
          </table:table-cell>
          <table:table-cell table:formula="of:=AVERAGE([.C2:.C401])" office:value-type="float" office:value="16.4775" calcext:value-type="float">
            <text:p>16.4775</text:p>
          </table:table-cell>
          <table:table-cell table:formula="of:=AVERAGE([.D2:.D401])" office:value-type="float" office:value="16.8325" calcext:value-type="float">
            <text:p>16.8325</text:p>
          </table:table-cell>
          <table:table-cell table:formula="of:=AVERAGE([.E2:.E401])" office:value-type="float" office:value="44.56" calcext:value-type="float">
            <text:p>44.56</text:p>
          </table:table-cell>
          <table:table-cell table:formula="of:=AVERAGE([.F2:.F401])" office:value-type="float" office:value="41.7625" calcext:value-type="float">
            <text:p>41.7625</text:p>
          </table:table-cell>
          <table:table-cell table:formula="of:=AVERAGE([.G2:.G401])" office:value-type="float" office:value="21.0410395408799" calcext:value-type="float">
            <text:p>21.0410395408799</text:p>
          </table:table-cell>
        </table:table-row>
      </table:table>
      <table:table table:name="Data_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l.No</text:p>
          </table:table-cell>
          <table:table-cell office:value-type="string" calcext:value-type="string">
            <text:p><text:s/>n</text:p>
          </table:table-cell>
          <table:table-cell office:value-type="string" calcext:value-type="string">
            <text:p><text:s/>c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Total Flow</text:p>
          </table:table-cell>
          <table:table-cell office:value-type="string" calcext:value-type="string">
            <text:p><text:s/>Total Util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7.8997185078743" calcext:value-type="float">
            <text:p>27.89971850787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3.2932699169181" calcext:value-type="float">
            <text:p>23.29326991691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5.5905403558994" calcext:value-type="float">
            <text:p>25.59054035589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8.4669536972045" calcext:value-type="float">
            <text:p>18.4669536972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6.6786704254109" calcext:value-type="float">
            <text:p>26.67867042541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8.095185927799" calcext:value-type="float">
            <text:p>28.0951859277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1.8949029553429" calcext:value-type="float">
            <text:p>31.8949029553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3.8671700332356" calcext:value-type="float">
            <text:p>23.86717003323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0.3522999337159" calcext:value-type="float">
            <text:p>30.3522999337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6.8924898495887" calcext:value-type="float">
            <text:p>26.89248984958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0.2492419710303" calcext:value-type="float">
            <text:p>20.24924197103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3.5737982588975" calcext:value-type="float">
            <text:p>23.57379825889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9.2653382991857" calcext:value-type="float">
            <text:p>29.2653382991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3.6796219606701" calcext:value-type="float">
            <text:p>23.67962196067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4.5983899242499" calcext:value-type="float">
            <text:p>24.59838992424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9.3187757824039" calcext:value-type="float">
            <text:p>19.31877578240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1.9033871921966" calcext:value-type="float">
            <text:p>21.90338719219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6.7060776784547" calcext:value-type="float">
            <text:p>16.70607767845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7.8687530808938" calcext:value-type="float">
            <text:p>27.86875308089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7.9837002004311" calcext:value-type="float">
            <text:p>17.98370020043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8.7037343992035" calcext:value-type="float">
            <text:p>28.70373439920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1.4752656331279" calcext:value-type="float">
            <text:p>21.47526563312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5.9329791262595" calcext:value-type="float">
            <text:p>25.93297912625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.3049183952841" calcext:value-type="float">
            <text:p>30.30491839528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7.0168118143709" calcext:value-type="float">
            <text:p>17.01681181437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7.8023571912577" calcext:value-type="float">
            <text:p>27.80235719125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6.0882056869247" calcext:value-type="float">
            <text:p>26.08820568692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5.9957174946761" calcext:value-type="float">
            <text:p>25.99571749467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0.5144874026629" calcext:value-type="float">
            <text:p>20.51448740266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6.4166256927234" calcext:value-type="float">
            <text:p>16.41662569272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9.6434683919129" calcext:value-type="float">
            <text:p>19.64346839191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0.669878414877" calcext:value-type="float">
            <text:p>20.6698784148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8.5187095971448" calcext:value-type="float">
            <text:p>28.51870959714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1.8180924138678" calcext:value-type="float">
            <text:p>21.81809241386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1.3287101579688" calcext:value-type="float">
            <text:p>21.32871015796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4.8685466226208" calcext:value-type="float">
            <text:p>24.86854662262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.401122302435" calcext:value-type="float">
            <text:p>20.4011223024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3.0740667517414" calcext:value-type="float">
            <text:p>23.07406675174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5.4873102770083" calcext:value-type="float">
            <text:p>25.48731027700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8.5951036079741" calcext:value-type="float">
            <text:p>18.59510360797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.7643251561962" calcext:value-type="float">
            <text:p>21.76432515619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7.8621891661931" calcext:value-type="float">
            <text:p>17.86218916619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7.6566753188678" calcext:value-type="float">
            <text:p>27.65667531886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7.3457768067636" calcext:value-type="float">
            <text:p>27.34577680676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5.0538167507652" calcext:value-type="float">
            <text:p>25.05381675076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5.5781159278838" calcext:value-type="float">
            <text:p>15.57811592788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1.9324275650774" calcext:value-type="float">
            <text:p>21.93242756507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4.4940702778227" calcext:value-type="float">
            <text:p>24.49407027782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3.408714531955" calcext:value-type="float">
            <text:p>23.4087145319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4.6303436955834" calcext:value-type="float">
            <text:p>14.63034369558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6.6131168414861" calcext:value-type="float">
            <text:p>16.61311684148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7.3553285550151" calcext:value-type="float">
            <text:p>27.35532855501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4.9496169263761" calcext:value-type="float">
            <text:p>24.94961692637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6.5075913150114" calcext:value-type="float">
            <text:p>26.50759131501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8.5958507955079" calcext:value-type="float">
            <text:p>28.59585079550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2.6340874586434" calcext:value-type="float">
            <text:p>22.63408745864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9.0779036974368" calcext:value-type="float">
            <text:p>29.0779036974368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6.9613879902648" calcext:value-type="float">
            <text:p>26.96138799026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9.7857215030417" calcext:value-type="float">
            <text:p>29.78572150304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7.6157595773026" calcext:value-type="float">
            <text:p>17.61575957730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2.1610177308675" calcext:value-type="float">
            <text:p>22.16101773086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6.0826206359442" calcext:value-type="float">
            <text:p>26.082620635944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.2691156324259" calcext:value-type="float">
            <text:p>16.26911563242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5.9854371148696" calcext:value-type="float">
            <text:p>25.98543711486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2.7261535886459" calcext:value-type="float">
            <text:p>12.726153588645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3.1875413593698" calcext:value-type="float">
            <text:p>23.18754135936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3.3712177784885" calcext:value-type="float">
            <text:p>23.37121777848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9.4170734782567" calcext:value-type="float">
            <text:p>29.41707347825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8.4546171601258" calcext:value-type="float">
            <text:p>18.45461716012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5.8234025784696" calcext:value-type="float">
            <text:p>25.82340257846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8.9709990273757" calcext:value-type="float">
            <text:p>28.97099902737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5.8883273201525" calcext:value-type="float">
            <text:p>25.88832732015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.4723212307865" calcext:value-type="float">
            <text:p>22.47232123078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3.3166976875345" calcext:value-type="float">
            <text:p>13.31669768753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1.2091875508701" calcext:value-type="float">
            <text:p>21.20918755087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.0749116471959" calcext:value-type="float">
            <text:p>32.07491164719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9.4360657601382" calcext:value-type="float">
            <text:p>19.43606576013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.7577121145321" calcext:value-type="float">
            <text:p>22.75771211453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9.33309983663774" calcext:value-type="float">
            <text:p>9.333099836637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2.5515915478741" calcext:value-type="float">
            <text:p>22.551591547874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7.8727557214769" calcext:value-type="float">
            <text:p>17.87275572147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8.9949395942299" calcext:value-type="float">
            <text:p>18.99493959422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8.0617578524838" calcext:value-type="float">
            <text:p>28.06175785248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8.4116536415369" calcext:value-type="float">
            <text:p>18.41165364153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8.0093834541541" calcext:value-type="float">
            <text:p>18.00938345415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1.1185545385061" calcext:value-type="float">
            <text:p>31.11855453850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3.6423145685981" calcext:value-type="float">
            <text:p>23.64231456859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29.2846862171945" calcext:value-type="float">
            <text:p>29.28468621719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6.9396739844014" calcext:value-type="float">
            <text:p>26.93967398440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6.8832747966929" calcext:value-type="float">
            <text:p>26.88327479669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.4426031433582" calcext:value-type="float">
            <text:p>15.44260314335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2.4277318059474" calcext:value-type="float">
            <text:p>22.42773180594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9.539923131346" calcext:value-type="float">
            <text:p>19.53992313134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13.384075394198" calcext:value-type="float">
            <text:p>13.3840753941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0.3478646832297" calcext:value-type="float">
            <text:p>30.34786468322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20.1019874500996" calcext:value-type="float">
            <text:p>20.10198745009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6.6280091391625" calcext:value-type="float">
            <text:p>26.62800913916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2.3829811743373" calcext:value-type="float">
            <text:p>22.38298117433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8.9730917165439" calcext:value-type="float">
            <text:p>28.97309171654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8.4313311040793" calcext:value-type="float">
            <text:p>28.431331104079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36.1893762103572" calcext:value-type="float">
            <text:p>36.189376210357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.1914763289266" calcext:value-type="float">
            <text:p>20.191476328926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4.0766971918933" calcext:value-type="float">
            <text:p>24.07669719189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20.6020657345667" calcext:value-type="float">
            <text:p>20.602065734566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.1783953512059" calcext:value-type="float">
            <text:p>31.178395351205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0.5819456660305" calcext:value-type="float">
            <text:p>20.58194566603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30.4897445366063" calcext:value-type="float">
            <text:p>30.489744536606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27.8046400893062" calcext:value-type="float">
            <text:p>27.804640089306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2.9669065553919" calcext:value-type="float">
            <text:p>32.96690655539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9.6412341674822" calcext:value-type="float">
            <text:p>29.64123416748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9.425407406938" calcext:value-type="float">
            <text:p>29.42540740693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27.8411329395288" calcext:value-type="float">
            <text:p>27.841132939528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18.8667827538788" calcext:value-type="float">
            <text:p>18.86678275387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33.3051761488782" calcext:value-type="float">
            <text:p>33.305176148878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37.4186413249681" calcext:value-type="float">
            <text:p>37.418641324968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1.1671217904833" calcext:value-type="float">
            <text:p>31.167121790483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2.8223869029913" calcext:value-type="float">
            <text:p>32.822386902991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27.6869996564694" calcext:value-type="float">
            <text:p>27.686999656469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19.4062553016201" calcext:value-type="float">
            <text:p>19.40625530162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20.3737405883973" calcext:value-type="float">
            <text:p>20.373740588397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19.0634939757578" calcext:value-type="float">
            <text:p>19.063493975757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24.6730060763612" calcext:value-type="float">
            <text:p>24.673006076361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0.8116160601498" calcext:value-type="float">
            <text:p>30.811616060149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34.7356722710614" calcext:value-type="float">
            <text:p>34.73567227106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8.3444914628637" calcext:value-type="float">
            <text:p>28.344491462863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1.6397560817749" calcext:value-type="float">
            <text:p>21.639756081774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5.2134831143783" calcext:value-type="float">
            <text:p>25.21348311437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20.4396078508559" calcext:value-type="float">
            <text:p>20.439607850855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2.2148562239334" calcext:value-type="float">
            <text:p>22.21485622393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1.0605289824954" calcext:value-type="float">
            <text:p>31.060528982495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28.9215748710551" calcext:value-type="float">
            <text:p>28.921574871055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3.5102142098852" calcext:value-type="float">
            <text:p>23.510214209885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34.9224250580148" calcext:value-type="float">
            <text:p>34.922425058014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7.0315319656053" calcext:value-type="float">
            <text:p>27.031531965605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36.6454741595763" calcext:value-type="float">
            <text:p>36.645474159576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8.7360150665576" calcext:value-type="float">
            <text:p>38.736015066557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26.1460015973699" calcext:value-type="float">
            <text:p>26.146001597369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.9090707587501" calcext:value-type="float">
            <text:p>25.90907075875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4.9458077749829" calcext:value-type="float">
            <text:p>34.94580777498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.4621057720188" calcext:value-type="float">
            <text:p>30.462105772018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8.5655682982999" calcext:value-type="float">
            <text:p>28.565568298299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26.0715991716367" calcext:value-type="float">
            <text:p>26.071599171636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7.9392221876197" calcext:value-type="float">
            <text:p>17.939222187619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32.1979324039129" calcext:value-type="float">
            <text:p>32.197932403912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34.183615633327" calcext:value-type="float">
            <text:p>34.18361563332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32.6861699655062" calcext:value-type="float">
            <text:p>32.686169965506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1.610947988619" calcext:value-type="float">
            <text:p>21.61094798861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26.7498440759631" calcext:value-type="float">
            <text:p>26.749844075963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8.0679251547795" calcext:value-type="float">
            <text:p>28.06792515477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5.4666832339573" calcext:value-type="float">
            <text:p>25.466683233957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0.2602538625237" calcext:value-type="float">
            <text:p>30.260253862523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7.9567676348421" calcext:value-type="float">
            <text:p>27.956767634842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31.5407967900864" calcext:value-type="float">
            <text:p>31.540796790086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8.6071823859145" calcext:value-type="float">
            <text:p>18.607182385914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35.1826594979994" calcext:value-type="float">
            <text:p>35.182659497999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19.4012291288337" calcext:value-type="float">
            <text:p>19.401229128833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20.1703329583686" calcext:value-type="float">
            <text:p>20.170332958368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15.6151882331369" calcext:value-type="float">
            <text:p>15.615188233136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40.1503918772379" calcext:value-type="float">
            <text:p>40.150391877237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7.9609211519133" calcext:value-type="float">
            <text:p>27.960921151913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25.0476281955048" calcext:value-type="float">
            <text:p>25.047628195504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22.2302261431996" calcext:value-type="float">
            <text:p>22.230226143199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30.1978110399726" calcext:value-type="float">
            <text:p>30.19781103997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33.0230940717007" calcext:value-type="float">
            <text:p>33.023094071700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33.5783153383316" calcext:value-type="float">
            <text:p>33.578315338331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8.0005438037884" calcext:value-type="float">
            <text:p>28.000543803788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0.9651475139124" calcext:value-type="float">
            <text:p>20.965147513912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9.1816173866451" calcext:value-type="float">
            <text:p>29.181617386645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29.2168821138306" calcext:value-type="float">
            <text:p>29.216882113830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29.1672979554052" calcext:value-type="float">
            <text:p>29.167297955405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22.9457074637659" calcext:value-type="float">
            <text:p>22.945707463765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3.4911642982896" calcext:value-type="float">
            <text:p>23.491164298289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34.8406710970302" calcext:value-type="float">
            <text:p>34.840671097030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21.1017271808907" calcext:value-type="float">
            <text:p>21.101727180890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4.2784496355476" calcext:value-type="float">
            <text:p>24.278449635547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33.4898470948693" calcext:value-type="float">
            <text:p>33.489847094869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8.6418492379574" calcext:value-type="float">
            <text:p>28.641849237957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0.3484486750914" calcext:value-type="float">
            <text:p>30.34844867509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24.9066925754571" calcext:value-type="float">
            <text:p>24.90669257545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30.1239749919541" calcext:value-type="float">
            <text:p>30.123974991954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26.9648737049752" calcext:value-type="float">
            <text:p>26.964873704975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9.853571349996" calcext:value-type="float">
            <text:p>29.85357134999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27.8745711060333" calcext:value-type="float">
            <text:p>27.874571106033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31.5408439738485" calcext:value-type="float">
            <text:p>31.540843973848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24.9320611323831" calcext:value-type="float">
            <text:p>24.932061132383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31.4089344480454" calcext:value-type="float">
            <text:p>31.408934448045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9.9574615446836" calcext:value-type="float">
            <text:p>19.957461544683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6.3660586661407" calcext:value-type="float">
            <text:p>26.366058666140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34.6677523650953" calcext:value-type="float">
            <text:p>34.667752365095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30.7884186800129" calcext:value-type="float">
            <text:p>30.788418680012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4.4052335421801" calcext:value-type="float">
            <text:p>34.40523354218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1.0321106570487" calcext:value-type="float">
            <text:p>31.032110657048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25.5792528147167" calcext:value-type="float">
            <text:p>25.579252814716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30.7988263117674" calcext:value-type="float">
            <text:p>30.798826311767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31.1944997698677" calcext:value-type="float">
            <text:p>31.194499769867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33.9932338223686" calcext:value-type="float">
            <text:p>33.99323382236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5.1972154844687" calcext:value-type="float">
            <text:p>15.197215484468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30.6354046856212" calcext:value-type="float">
            <text:p>30.63540468562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27.2680991435265" calcext:value-type="float">
            <text:p>27.26809914352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27.3646858764296" calcext:value-type="float">
            <text:p>27.364685876429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1.9532507187472" calcext:value-type="float">
            <text:p>11.953250718747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2.3284458799071" calcext:value-type="float">
            <text:p>12.328445879907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1.0157987256443" calcext:value-type="float">
            <text:p>11.015798725644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9.84102588394737" calcext:value-type="float">
            <text:p>9.8410258839473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7.4920281693832" calcext:value-type="float">
            <text:p>17.492028169383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4.8489153488901" calcext:value-type="float">
            <text:p>14.84891534889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0.1492149231497" calcext:value-type="float">
            <text:p>10.149214923149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3.3435845699433" calcext:value-type="float">
            <text:p>13.343584569943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9.82486679586548" calcext:value-type="float">
            <text:p>9.8248667958654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3.3175031621892" calcext:value-type="float">
            <text:p>13.317503162189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0.3964736060489" calcext:value-type="float">
            <text:p>10.396473606048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5.6611126567669" calcext:value-type="float">
            <text:p>15.661112656766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6.1862822748502" calcext:value-type="float">
            <text:p>16.186282274850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3.7671048835309" calcext:value-type="float">
            <text:p>13.767104883530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1.8327872366825" calcext:value-type="float">
            <text:p>11.832787236682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0.7447512723336" calcext:value-type="float">
            <text:p>10.744751272333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.6705945155868" calcext:value-type="float">
            <text:p>10.670594515586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2.4956926392038" calcext:value-type="float">
            <text:p>12.495692639203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7.56768527728358" calcext:value-type="float">
            <text:p>7.5676852772835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3.5568320296294" calcext:value-type="float">
            <text:p>13.556832029629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1.6073928646772" calcext:value-type="float">
            <text:p>11.607392864677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.9131637540779" calcext:value-type="float">
            <text:p>10.913163754077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6.7095764451195" calcext:value-type="float">
            <text:p>16.709576445119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7.96354071370736" calcext:value-type="float">
            <text:p>7.9635407137073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6.2970513917478" calcext:value-type="float">
            <text:p>16.297051391747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4.3344775810517" calcext:value-type="float">
            <text:p>14.334477581051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1.5441220911364" calcext:value-type="float">
            <text:p>11.544122091136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5.3042905976718" calcext:value-type="float">
            <text:p>15.304290597671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8.6857279100323" calcext:value-type="float">
            <text:p>18.685727910032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9.3887729432095" calcext:value-type="float">
            <text:p>9.388772943209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8.95956760430675" calcext:value-type="float">
            <text:p>8.9595676043067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6.10424251424146" calcext:value-type="float">
            <text:p>6.1042425142414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.67544228788738" calcext:value-type="float">
            <text:p>9.6754422878873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8.52586586874542" calcext:value-type="float">
            <text:p>8.5258658687454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4.7943064854599" calcext:value-type="float">
            <text:p>14.794306485459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5.0410265490904" calcext:value-type="float">
            <text:p>15.041026549090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7.85066402041453" calcext:value-type="float">
            <text:p>7.8506640204145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4.3829045877585" calcext:value-type="float">
            <text:p>14.382904587758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9.81781795770489" calcext:value-type="float">
            <text:p>9.817817957704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8.9016128328593" calcext:value-type="float">
            <text:p>18.901612832859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7.53381499478842" calcext:value-type="float">
            <text:p>7.5338149947884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4.2791391889533" calcext:value-type="float">
            <text:p>14.279139188953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2.3841051687835" calcext:value-type="float">
            <text:p>12.384105168783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3.6024338169036" calcext:value-type="float">
            <text:p>13.602433816903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1.3584057403163" calcext:value-type="float">
            <text:p>11.358405740316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.2607463047867" calcext:value-type="float">
            <text:p>10.260746304786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0.4109417494148" calcext:value-type="float">
            <text:p>10.410941749414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8.1685282458388" calcext:value-type="float">
            <text:p>18.168528245838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1.9308229248302" calcext:value-type="float">
            <text:p>11.930822924830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.780496960888" calcext:value-type="float">
            <text:p>14.78049696088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0.8589627233287" calcext:value-type="float">
            <text:p>10.858962723328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8.3619174332072" calcext:value-type="float">
            <text:p>18.361917433207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1.3862348077431" calcext:value-type="float">
            <text:p>11.386234807743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4.1113367599373" calcext:value-type="float">
            <text:p>14.11133675993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2.8578133030858" calcext:value-type="float">
            <text:p>12.85781330308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1.2868146570818" calcext:value-type="float">
            <text:p>11.28681465708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5.3278427828292" calcext:value-type="float">
            <text:p>15.327842782829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2.3331494071161" calcext:value-type="float">
            <text:p>12.333149407116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2.8849703647813" calcext:value-type="float">
            <text:p>12.884970364781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1.5475329179367" calcext:value-type="float">
            <text:p>11.547532917936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1.1148329785489" calcext:value-type="float">
            <text:p>11.114832978548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.71420544872633" calcext:value-type="float">
            <text:p>8.7142054487263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5.5562782393637" calcext:value-type="float">
            <text:p>15.556278239363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2.3332668480105" calcext:value-type="float">
            <text:p>12.333266848010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.8403504857898" calcext:value-type="float">
            <text:p>10.840350485789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.1566071233539" calcext:value-type="float">
            <text:p>10.156607123353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6.0490975243001" calcext:value-type="float">
            <text:p>16.04909752430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.638018229137" calcext:value-type="float">
            <text:p>10.63801822913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4.9823019134387" calcext:value-type="float">
            <text:p>14.982301913438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5.4001201710914" calcext:value-type="float">
            <text:p>15.400120171091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2.0894067425194" calcext:value-type="float">
            <text:p>12.089406742519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2.7351394990492" calcext:value-type="float">
            <text:p>12.735139499049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9.28183095027685" calcext:value-type="float">
            <text:p>9.2818309502768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1.2464117647356" calcext:value-type="float">
            <text:p>11.246411764735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.8247291956398" calcext:value-type="float">
            <text:p>10.824729195639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6.1211776670124" calcext:value-type="float">
            <text:p>16.121177667012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7.68922526115915" calcext:value-type="float">
            <text:p>7.6892252611591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.4121915300451" calcext:value-type="float">
            <text:p>10.412191530045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2.4328873493359" calcext:value-type="float">
            <text:p>12.43288734933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2.4058323691759" calcext:value-type="float">
            <text:p>12.405832369175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5.5147854394456" calcext:value-type="float">
            <text:p>15.514785439445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.0183142889826" calcext:value-type="float">
            <text:p>10.018314288982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5.8774387079222" calcext:value-type="float">
            <text:p>15.877438707922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7.5830457150258" calcext:value-type="float">
            <text:p>17.583045715025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8.1813302940394" calcext:value-type="float">
            <text:p>18.181330294039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.97441482991035" calcext:value-type="float">
            <text:p>9.9744148299103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6.6556749030639" calcext:value-type="float">
            <text:p>16.655674903063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2.7431883740267" calcext:value-type="float">
            <text:p>12.743188374026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2.1506071100982" calcext:value-type="float">
            <text:p>12.150607110098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2.597646516359" calcext:value-type="float">
            <text:p>12.59764651635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1.2786821273617" calcext:value-type="float">
            <text:p>11.278682127361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1.9248529246744" calcext:value-type="float">
            <text:p>11.924852924674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8.6984943250185" calcext:value-type="float">
            <text:p>18.698494325018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9.87200058400682" calcext:value-type="float">
            <text:p>9.8720005840068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9.70757234993322" calcext:value-type="float">
            <text:p>9.7075723499332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.9113643367215" calcext:value-type="float">
            <text:p>11.911364336721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3.3317762689081" calcext:value-type="float">
            <text:p>13.331776268908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3.2556568846955" calcext:value-type="float">
            <text:p>13.255656884695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8.1201229142013" calcext:value-type="float">
            <text:p>18.12012291420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.3732912141593" calcext:value-type="float">
            <text:p>14.373291214159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7.8080132369958" calcext:value-type="float">
            <text:p>27.808013236995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0.834518325587" calcext:value-type="float">
            <text:p>20.83451832558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9.5202259314008" calcext:value-type="float">
            <text:p>19.520225931400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4.1420710496016" calcext:value-type="float">
            <text:p>14.142071049601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.7233882625606" calcext:value-type="float">
            <text:p>15.723388262560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5.6243118313901" calcext:value-type="float">
            <text:p>25.62431183139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6.7584968417905" calcext:value-type="float">
            <text:p>26.758496841790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8.3533606046366" calcext:value-type="float">
            <text:p>28.353360604636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3.3186283539111" calcext:value-type="float">
            <text:p>13.318628353911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7.6248770507512" calcext:value-type="float">
            <text:p>17.62487705075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4.8263818512183" calcext:value-type="float">
            <text:p>24.826381851218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.9435396484557" calcext:value-type="float">
            <text:p>20.943539648455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4.3585048924449" calcext:value-type="float">
            <text:p>14.358504892444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4.1968834068853" calcext:value-type="float">
            <text:p>24.196883406885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5.8450991408178" calcext:value-type="float">
            <text:p>25.845099140817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5.9906596449579" calcext:value-type="float">
            <text:p>15.990659644957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3.3556238362725" calcext:value-type="float">
            <text:p>13.355623836272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9.8521221641205" calcext:value-type="float">
            <text:p>19.852122164120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3.8739130535989" calcext:value-type="float">
            <text:p>13.873913053598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3.5242601201814" calcext:value-type="float">
            <text:p>23.524260120181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6.3691678482681" calcext:value-type="float">
            <text:p>26.369167848268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1.3326509472841" calcext:value-type="float">
            <text:p>21.332650947284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3.5957300057551" calcext:value-type="float">
            <text:p>13.595730005755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3.3430791330426" calcext:value-type="float">
            <text:p>13.343079133042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0.0529439610226" calcext:value-type="float">
            <text:p>20.052943961022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1.1147361467471" calcext:value-type="float">
            <text:p>21.114736146747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8.6667073275221" calcext:value-type="float">
            <text:p>18.666707327522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22.1814571711657" calcext:value-type="float">
            <text:p>22.181457171165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2.4867593740557" calcext:value-type="float">
            <text:p>22.486759374055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3.2772940286851" calcext:value-type="float">
            <text:p>23.277294028685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7.1220497520406" calcext:value-type="float">
            <text:p>27.122049752040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8.3724273451959" calcext:value-type="float">
            <text:p>18.372427345195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6.344046745984" calcext:value-type="float">
            <text:p>16.34404674598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6.7546043260514" calcext:value-type="float">
            <text:p>26.754604326051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7.7513834212699" calcext:value-type="float">
            <text:p>17.751383421269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9.8177934864874" calcext:value-type="float">
            <text:p>19.817793486487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4.0557115057491" calcext:value-type="float">
            <text:p>24.055711505749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2.8506829235856" calcext:value-type="float">
            <text:p>22.850682923585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2.0773750805588" calcext:value-type="float">
            <text:p>22.077375080558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6.9253220620681" calcext:value-type="float">
            <text:p>16.925322062068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8.4909803842139" calcext:value-type="float">
            <text:p>18.490980384213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3.9949498816751" calcext:value-type="float">
            <text:p>23.994949881675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5.5813129078241" calcext:value-type="float">
            <text:p>15.581312907824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2.2580445600469" calcext:value-type="float">
            <text:p>22.258044560046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7.7611639266712" calcext:value-type="float">
            <text:p>17.761163926671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4.2197677766204" calcext:value-type="float">
            <text:p>14.219767776620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5.7215217609006" calcext:value-type="float">
            <text:p>25.721521760900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1.5127881298144" calcext:value-type="float">
            <text:p>21.512788129814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1.1261196153982" calcext:value-type="float">
            <text:p>21.126119615398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0.5190484071841" calcext:value-type="float">
            <text:p>20.519048407184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9.1215127606497" calcext:value-type="float">
            <text:p>19.121512760649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6.5212555762398" calcext:value-type="float">
            <text:p>16.521255576239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5.0096775129242" calcext:value-type="float">
            <text:p>15.009677512924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0.0805021774051" calcext:value-type="float">
            <text:p>20.080502177405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3.5271967374879" calcext:value-type="float">
            <text:p>23.527196737487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1.5404721930384" calcext:value-type="float">
            <text:p>21.540472193038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3.5959818306592" calcext:value-type="float">
            <text:p>23.595981830659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3.9009387645551" calcext:value-type="float">
            <text:p>23.900938764555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.5803197735227" calcext:value-type="float">
            <text:p>21.580319773522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1.3398740214208" calcext:value-type="float">
            <text:p>21.339874021420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.0418853758134" calcext:value-type="float">
            <text:p>15.041885375813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9.1794802777706" calcext:value-type="float">
            <text:p>19.179480277770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24.3972692179485" calcext:value-type="float">
            <text:p>24.397269217948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.9559918574095" calcext:value-type="float">
            <text:p>21.955991857409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4.2464337115136" calcext:value-type="float">
            <text:p>24.246433711513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5.8827693256474" calcext:value-type="float">
            <text:p>25.882769325647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3.2433177239454" calcext:value-type="float">
            <text:p>23.243317723945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1.185655790189" calcext:value-type="float">
            <text:p>21.18565579018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23.0566983947395" calcext:value-type="float">
            <text:p>23.056698394739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7.3236518282918" calcext:value-type="float">
            <text:p>27.32365182829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8.8429228573799" calcext:value-type="float">
            <text:p>18.842922857379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3.0953577914521" calcext:value-type="float">
            <text:p>23.095357791452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9.3086157397582" calcext:value-type="float">
            <text:p>19.308615739758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6.4922555136358" calcext:value-type="float">
            <text:p>16.492255513635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.3948165524825" calcext:value-type="float">
            <text:p>21.39481655248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.6560879258148" calcext:value-type="float">
            <text:p>22.656087925814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.4157957790531" calcext:value-type="float">
            <text:p>20.415795779053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7.7052131513502" calcext:value-type="float">
            <text:p>17.705213151350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0.19089021286" calcext:value-type="float">
            <text:p>20.1908902128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6.2052689169108" calcext:value-type="float">
            <text:p>16.205268916910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2.7700682243269" calcext:value-type="float">
            <text:p>22.770068224326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.4974137354993" calcext:value-type="float">
            <text:p>12.497413735499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9.7614093944339" calcext:value-type="float">
            <text:p>19.761409394433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4.8727977264547" calcext:value-type="float">
            <text:p>24.872797726454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6.8058610760942" calcext:value-type="float">
            <text:p>26.805861076094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1.1023414715797" calcext:value-type="float">
            <text:p>21.102341471579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.0668665263419" calcext:value-type="float">
            <text:p>20.066866526341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1.204948617424" calcext:value-type="float">
            <text:p>21.20494861742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5.2417486035511" calcext:value-type="float">
            <text:p>15.241748603551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7.1822749482415" calcext:value-type="float">
            <text:p>17.18227494824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.4283128246727" calcext:value-type="float">
            <text:p>16.428312824672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8.391780041303" calcext:value-type="float">
            <text:p>18.39178004130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7.6731131995307" calcext:value-type="float">
            <text:p>17.673113199530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.7555301025783" calcext:value-type="float">
            <text:p>12.755530102578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7.0797478851053" calcext:value-type="float">
            <text:p>17.079747885105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7.1979228555583" calcext:value-type="float">
            <text:p>17.197922855558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3.0001083795818" calcext:value-type="float">
            <text:p>23.00010837958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.8055090003144" calcext:value-type="float">
            <text:p>19.805509000314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9.8350855383516" calcext:value-type="float">
            <text:p>19.835085538351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2.1872088306385" calcext:value-type="float">
            <text:p>22.187208830638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AVERAGE([.B2:.B401])" office:value-type="float" office:value="50.15" calcext:value-type="float">
            <text:p>50.15</text:p>
          </table:table-cell>
          <table:table-cell table:formula="of:=AVERAGE([.C2:.C401])" office:value-type="float" office:value="16.4775" calcext:value-type="float">
            <text:p>16.4775</text:p>
          </table:table-cell>
          <table:table-cell table:formula="of:=AVERAGE([.D2:.D401])" office:value-type="float" office:value="16.8325" calcext:value-type="float">
            <text:p>16.8325</text:p>
          </table:table-cell>
          <table:table-cell table:formula="of:=AVERAGE([.E2:.E401])" office:value-type="float" office:value="44.56" calcext:value-type="float">
            <text:p>44.56</text:p>
          </table:table-cell>
          <table:table-cell table:formula="of:=AVERAGE([.F2:.F401])" office:value-type="float" office:value="42.305" calcext:value-type="float">
            <text:p>42.305</text:p>
          </table:table-cell>
          <table:table-cell table:formula="of:=AVERAGE([.G2:.G401])" office:value-type="float" office:value="21.039448935668" calcext:value-type="float">
            <text:p>21.039448935668</text:p>
          </table:table-cell>
        </table:table-row>
      </table:table>
      <table:table table:name="Resul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nalysi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vg Flow</text:p>
          </table:table-cell>
          <table:table-cell office:value-type="string" calcext:value-type="string">
            <text:p>Avg Utility</text:p>
          </table:table-cell>
        </table:table-row>
        <table:table-row table:style-name="ro1">
          <table:table-cell office:value-type="string" calcext:value-type="string">
            <text:p>LPOfflineMaxFlowMaxUtility</text:p>
          </table:table-cell>
          <table:table-cell table:formula="of:=[$Data_0.F403]" office:value-type="float" office:value="42.43" calcext:value-type="float">
            <text:p>42.43</text:p>
          </table:table-cell>
          <table:table-cell table:formula="of:=[$Data_0.G403]" office:value-type="float" office:value="23.8107134697163" calcext:value-type="float">
            <text:p>23.8107134697163</text:p>
          </table:table-cell>
        </table:table-row>
        <table:table-row table:style-name="ro1">
          <table:table-cell office:value-type="string" calcext:value-type="string">
            <text:p>LPOfflineMaxUtility</text:p>
          </table:table-cell>
          <table:table-cell table:formula="of:=[$Data_1.F403]" office:value-type="float" office:value="42.0975" calcext:value-type="float">
            <text:p>42.0975</text:p>
          </table:table-cell>
          <table:table-cell table:formula="of:=[$Data_1.G403]" office:value-type="float" office:value="23.8119927279069" calcext:value-type="float">
            <text:p>23.8119927279069</text:p>
          </table:table-cell>
        </table:table-row>
        <table:table-row table:style-name="ro1">
          <table:table-cell office:value-type="string" calcext:value-type="string">
            <text:p>LPOnlineMaxUtility</text:p>
          </table:table-cell>
          <table:table-cell table:formula="of:=[$Data_2.F403]" office:value-type="float" office:value="41.7625" calcext:value-type="float">
            <text:p>41.7625</text:p>
          </table:table-cell>
          <table:table-cell table:formula="of:=[$Data_2.G403]" office:value-type="float" office:value="21.0410395408799" calcext:value-type="float">
            <text:p>21.0410395408799</text:p>
          </table:table-cell>
        </table:table-row>
        <table:table-row table:style-name="ro1">
          <table:table-cell office:value-type="string" calcext:value-type="string">
            <text:p>LPOnlineMaxFlowMaxUtility</text:p>
          </table:table-cell>
          <table:table-cell table:formula="of:=[$Data_3.F403]" office:value-type="float" office:value="42.305" calcext:value-type="float">
            <text:p>42.305</text:p>
          </table:table-cell>
          <table:table-cell table:formula="of:=[$Data_3.G403]" office:value-type="float" office:value="21.039448935668" calcext:value-type="float">
            <text:p>21.0394489356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22:36:17.102990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18T22:37:31.419902750</dc:date>
    <meta:editing-duration>PT26M38S</meta:editing-duration>
    <meta:editing-cycles>15</meta:editing-cycles>
    <meta:document-statistic meta:table-count="5" meta:cell-count="11268" meta:object-count="0"/>
  </office:meta>
</office:document-meta>
</file>